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Devanagari1" svg:font-family="'Droid Sans Devanagari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0.8285in" style:rel-width="100%" fo:margin-left="0in" fo:margin-top="0in" fo:margin-bottom="0in" table:align="left" style:writing-mode="lr-tb"/>
    </style:style>
    <style:style style:name="Table1.A" style:family="table-column">
      <style:table-column-properties style:column-width="0.2069in" style:rel-column-width="16383*"/>
    </style:style>
    <style:style style:name="Table1.B" style:family="table-column">
      <style:table-column-properties style:column-width="0.2069in" style:rel-column-width="16384*"/>
    </style:style>
    <style:style style:name="Table1.D" style:family="table-column">
      <style:table-column-properties style:column-width="0.2069in" style:rel-column-width="16381*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/>
    </style:style>
    <style:style style:name="Table2" style:family="table">
      <style:table-properties style:width="3.5743in" style:rel-width="100%" fo:margin-left="0in" fo:margin-top="0in" fo:margin-bottom="0in" table:align="left" style:writing-mode="lr-tb"/>
    </style:style>
    <style:style style:name="Table2.A" style:family="table-column">
      <style:table-column-properties style:column-width="0.2236in" style:rel-column-width="4095*"/>
    </style:style>
    <style:style style:name="Table2.B" style:family="table-column">
      <style:table-column-properties style:column-width="0.2236in" style:rel-column-width="4096*"/>
    </style:style>
    <style:style style:name="Table2.P" style:family="table-column">
      <style:table-column-properties style:column-width="0.2229in" style:rel-column-width="4081*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0.5pt solid #000000"/>
    </style:style>
    <style:style style:name="Table3" style:family="table">
      <style:table-properties style:width="0.8472in" fo:margin-left="0in" fo:margin-top="0in" fo:margin-bottom="0in" table:align="left" style:writing-mode="lr-tb"/>
    </style:style>
    <style:style style:name="Table3.A" style:family="table-column">
      <style:table-column-properties style:column-width="0.2118in"/>
    </style:style>
    <style:style style:name="Table3.D" style:family="table-column">
      <style:table-column-properties style:column-width="0.2111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5in" fo:padding-right="0.075in" fo:padding-top="0in" fo:padding-bottom="0in" fo:border="0.5pt solid #000000"/>
    </style:style>
    <style:style style:name="Table4" style:family="table">
      <style:table-properties style:width="3.5743in" style:rel-width="100%" fo:margin-left="0in" fo:margin-top="0in" fo:margin-bottom="0in" table:align="left" style:writing-mode="lr-tb"/>
    </style:style>
    <style:style style:name="Table4.A" style:family="table-column">
      <style:table-column-properties style:column-width="0.2236in" style:rel-column-width="4095*"/>
    </style:style>
    <style:style style:name="Table4.B" style:family="table-column">
      <style:table-column-properties style:column-width="0.2236in" style:rel-column-width="4096*"/>
    </style:style>
    <style:style style:name="Table4.P" style:family="table-column">
      <style:table-column-properties style:column-width="0.2229in" style:rel-column-width="4081*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5in" fo:padding-right="0.075in" fo:padding-top="0in" fo:padding-bottom="0in" fo:border="0.5pt solid #000000"/>
    </style:style>
    <style:style style:name="Table5" style:family="table">
      <style:table-properties style:width="0.8472in" fo:margin-left="0in" fo:margin-top="0in" fo:margin-bottom="0in" table:align="left" style:writing-mode="lr-tb"/>
    </style:style>
    <style:style style:name="Table5.A" style:family="table-column">
      <style:table-column-properties style:column-width="0.2118in"/>
    </style:style>
    <style:style style:name="Table5.D" style:family="table-column">
      <style:table-column-properties style:column-width="0.2111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5in" fo:padding-right="0.075in" fo:padding-top="0in" fo:padding-bottom="0in" fo:border="0.5pt solid #000000"/>
    </style:style>
    <style:style style:name="Table6" style:family="table">
      <style:table-properties style:width="3.5743in" style:rel-width="100%" fo:margin-left="0in" fo:margin-top="0in" fo:margin-bottom="0in" table:align="left" style:writing-mode="lr-tb"/>
    </style:style>
    <style:style style:name="Table6.A" style:family="table-column">
      <style:table-column-properties style:column-width="0.2236in" style:rel-column-width="4095*"/>
    </style:style>
    <style:style style:name="Table6.B" style:family="table-column">
      <style:table-column-properties style:column-width="0.2236in" style:rel-column-width="4096*"/>
    </style:style>
    <style:style style:name="Table6.P" style:family="table-column">
      <style:table-column-properties style:column-width="0.2229in" style:rel-column-width="4081*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075in" fo:padding-right="0.075in" fo:padding-top="0in" fo:padding-bottom="0in" fo:border="0.5pt solid #000000"/>
    </style:style>
    <style:style style:name="Table7" style:family="table">
      <style:table-properties style:width="0.8472in" fo:margin-left="0in" fo:margin-top="0in" fo:margin-bottom="0in" table:align="left" style:writing-mode="lr-tb"/>
    </style:style>
    <style:style style:name="Table7.A" style:family="table-column">
      <style:table-column-properties style:column-width="0.2118in"/>
    </style:style>
    <style:style style:name="Table7.D" style:family="table-column">
      <style:table-column-properties style:column-width="0.2111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75in" fo:padding-right="0.075in" fo:padding-top="0in" fo:padding-bottom="0in" fo:border="0.5pt solid #000000"/>
    </style:style>
    <style:style style:name="Table8" style:family="table">
      <style:table-properties style:width="3.5743in" style:rel-width="100%" fo:margin-left="0in" fo:margin-top="0in" fo:margin-bottom="0in" table:align="left" style:writing-mode="lr-tb"/>
    </style:style>
    <style:style style:name="Table8.A" style:family="table-column">
      <style:table-column-properties style:column-width="0.2236in" style:rel-column-width="4095*"/>
    </style:style>
    <style:style style:name="Table8.B" style:family="table-column">
      <style:table-column-properties style:column-width="0.2236in" style:rel-column-width="4096*"/>
    </style:style>
    <style:style style:name="Table8.P" style:family="table-column">
      <style:table-column-properties style:column-width="0.2229in" style:rel-column-width="4081*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075in" fo:padding-right="0.075in" fo:padding-top="0in" fo:padding-bottom="0in" fo:border="0.5pt solid #000000"/>
    </style:style>
    <style:style style:name="Table9" style:family="table">
      <style:table-properties style:width="0.8472in" fo:margin-left="0in" fo:margin-top="0in" fo:margin-bottom="0in" table:align="left" style:writing-mode="lr-tb"/>
    </style:style>
    <style:style style:name="Table9.A" style:family="table-column">
      <style:table-column-properties style:column-width="0.2118in"/>
    </style:style>
    <style:style style:name="Table9.D" style:family="table-column">
      <style:table-column-properties style:column-width="0.2111in"/>
    </style:style>
    <style:style style:name="Table9.1" style:family="table-row">
      <style:table-row-properties fo:keep-together="auto"/>
    </style:style>
    <style:style style:name="Table9.A1" style:family="table-cell">
      <style:table-cell-properties fo:padding-left="0.075in" fo:padding-right="0.075in" fo:padding-top="0in" fo:padding-bottom="0in" fo:border="0.5pt solid #000000"/>
    </style:style>
    <style:style style:name="Table10" style:family="table">
      <style:table-properties style:width="3.5743in" style:rel-width="100%" fo:margin-left="0in" fo:margin-top="0in" fo:margin-bottom="0in" table:align="left" style:writing-mode="lr-tb"/>
    </style:style>
    <style:style style:name="Table10.A" style:family="table-column">
      <style:table-column-properties style:column-width="0.2236in" style:rel-column-width="4095*"/>
    </style:style>
    <style:style style:name="Table10.B" style:family="table-column">
      <style:table-column-properties style:column-width="0.2236in" style:rel-column-width="4096*"/>
    </style:style>
    <style:style style:name="Table10.P" style:family="table-column">
      <style:table-column-properties style:column-width="0.2229in" style:rel-column-width="4081*"/>
    </style:style>
    <style:style style:name="Table10.1" style:family="table-row">
      <style:table-row-properties fo:keep-together="auto"/>
    </style:style>
    <style:style style:name="Table10.A1" style:family="table-cell">
      <style:table-cell-properties fo:padding-left="0.075in" fo:padding-right="0.075in" fo:padding-top="0in" fo:padding-bottom="0in" fo:border="0.5pt solid #000000"/>
    </style:style>
    <style:style style:name="Table11" style:family="table">
      <style:table-properties style:width="0.8472in" fo:margin-left="0in" fo:margin-top="0in" fo:margin-bottom="0in" table:align="left" style:writing-mode="lr-tb"/>
    </style:style>
    <style:style style:name="Table11.A" style:family="table-column">
      <style:table-column-properties style:column-width="0.2118in"/>
    </style:style>
    <style:style style:name="Table11.D" style:family="table-column">
      <style:table-column-properties style:column-width="0.2111in"/>
    </style:style>
    <style:style style:name="Table11.1" style:family="table-row">
      <style:table-row-properties fo:keep-together="auto"/>
    </style:style>
    <style:style style:name="Table11.A1" style:family="table-cell">
      <style:table-cell-properties fo:padding-left="0.075in" fo:padding-right="0.075in" fo:padding-top="0in" fo:padding-bottom="0in" fo:border="0.5pt solid #000000"/>
    </style:style>
    <style:style style:name="Table12" style:family="table">
      <style:table-properties style:width="3.5743in" style:rel-width="100%" fo:margin-left="0in" fo:margin-top="0in" fo:margin-bottom="0in" table:align="left" style:writing-mode="lr-tb"/>
    </style:style>
    <style:style style:name="Table12.A" style:family="table-column">
      <style:table-column-properties style:column-width="0.2236in" style:rel-column-width="4095*"/>
    </style:style>
    <style:style style:name="Table12.B" style:family="table-column">
      <style:table-column-properties style:column-width="0.2236in" style:rel-column-width="4096*"/>
    </style:style>
    <style:style style:name="Table12.P" style:family="table-column">
      <style:table-column-properties style:column-width="0.2229in" style:rel-column-width="4081*"/>
    </style:style>
    <style:style style:name="Table12.1" style:family="table-row">
      <style:table-row-properties fo:keep-together="auto"/>
    </style:style>
    <style:style style:name="Table12.A1" style:family="table-cell">
      <style:table-cell-properties fo:padding-left="0.075in" fo:padding-right="0.075in" fo:padding-top="0in" fo:padding-bottom="0in" fo:border="0.5pt solid #000000"/>
    </style:style>
    <style:style style:name="Table13" style:family="table">
      <style:table-properties style:width="0.8472in" fo:margin-left="0in" fo:margin-top="0in" fo:margin-bottom="0in" table:align="left" style:writing-mode="lr-tb"/>
    </style:style>
    <style:style style:name="Table13.A" style:family="table-column">
      <style:table-column-properties style:column-width="0.2118in"/>
    </style:style>
    <style:style style:name="Table13.D" style:family="table-column">
      <style:table-column-properties style:column-width="0.2111in"/>
    </style:style>
    <style:style style:name="Table13.1" style:family="table-row">
      <style:table-row-properties fo:keep-together="auto"/>
    </style:style>
    <style:style style:name="Table13.A1" style:family="table-cell">
      <style:table-cell-properties fo:padding-left="0.075in" fo:padding-right="0.075in" fo:padding-top="0in" fo:padding-bottom="0in" fo:border="0.5pt solid #000000"/>
    </style:style>
    <style:style style:name="Table14" style:family="table">
      <style:table-properties style:width="3.5743in" style:rel-width="100%" fo:margin-left="0in" fo:margin-top="0in" fo:margin-bottom="0in" table:align="left" style:writing-mode="lr-tb"/>
    </style:style>
    <style:style style:name="Table14.A" style:family="table-column">
      <style:table-column-properties style:column-width="0.2236in" style:rel-column-width="4095*"/>
    </style:style>
    <style:style style:name="Table14.B" style:family="table-column">
      <style:table-column-properties style:column-width="0.2236in" style:rel-column-width="4096*"/>
    </style:style>
    <style:style style:name="Table14.P" style:family="table-column">
      <style:table-column-properties style:column-width="0.2229in" style:rel-column-width="4081*"/>
    </style:style>
    <style:style style:name="Table14.1" style:family="table-row">
      <style:table-row-properties fo:keep-together="auto"/>
    </style:style>
    <style:style style:name="Table14.A1" style:family="table-cell">
      <style:table-cell-properties fo:padding-left="0.075in" fo:padding-right="0.075in" fo:padding-top="0in" fo:padding-bottom="0in" fo:border="0.5pt solid #000000"/>
    </style:style>
    <style:style style:name="Table15" style:family="table">
      <style:table-properties style:width="0.8472in" fo:margin-left="0in" fo:margin-top="0in" fo:margin-bottom="0in" table:align="left" style:writing-mode="lr-tb"/>
    </style:style>
    <style:style style:name="Table15.A" style:family="table-column">
      <style:table-column-properties style:column-width="0.2118in"/>
    </style:style>
    <style:style style:name="Table15.D" style:family="table-column">
      <style:table-column-properties style:column-width="0.2111in"/>
    </style:style>
    <style:style style:name="Table15.1" style:family="table-row">
      <style:table-row-properties fo:keep-together="auto"/>
    </style:style>
    <style:style style:name="Table15.A1" style:family="table-cell">
      <style:table-cell-properties fo:padding-left="0.075in" fo:padding-right="0.075in" fo:padding-top="0in" fo:padding-bottom="0in" fo:border="0.5pt solid #000000"/>
    </style:style>
    <style:style style:name="Table16" style:family="table">
      <style:table-properties style:width="3.5743in" style:rel-width="100%" fo:margin-left="0in" fo:margin-top="0in" fo:margin-bottom="0in" table:align="left" style:writing-mode="lr-tb"/>
    </style:style>
    <style:style style:name="Table16.A" style:family="table-column">
      <style:table-column-properties style:column-width="0.2236in" style:rel-column-width="4095*"/>
    </style:style>
    <style:style style:name="Table16.B" style:family="table-column">
      <style:table-column-properties style:column-width="0.2236in" style:rel-column-width="4096*"/>
    </style:style>
    <style:style style:name="Table16.P" style:family="table-column">
      <style:table-column-properties style:column-width="0.2229in" style:rel-column-width="4081*"/>
    </style:style>
    <style:style style:name="Table16.1" style:family="table-row">
      <style:table-row-properties fo:keep-together="auto"/>
    </style:style>
    <style:style style:name="Table16.A1" style:family="table-cell">
      <style:table-cell-properties fo:padding-left="0.075in" fo:padding-right="0.075in" fo:padding-top="0in" fo:padding-bottom="0in" fo:border="0.5pt solid #000000"/>
    </style:style>
    <style:style style:name="Table17" style:family="table">
      <style:table-properties style:width="0.8472in" fo:margin-left="0in" fo:margin-top="0in" fo:margin-bottom="0in" table:align="left" style:writing-mode="lr-tb"/>
    </style:style>
    <style:style style:name="Table17.A" style:family="table-column">
      <style:table-column-properties style:column-width="0.2118in"/>
    </style:style>
    <style:style style:name="Table17.D" style:family="table-column">
      <style:table-column-properties style:column-width="0.2111in"/>
    </style:style>
    <style:style style:name="Table17.1" style:family="table-row">
      <style:table-row-properties fo:keep-together="auto"/>
    </style:style>
    <style:style style:name="Table17.A1" style:family="table-cell">
      <style:table-cell-properties fo:padding-left="0.075in" fo:padding-right="0.075in" fo:padding-top="0in" fo:padding-bottom="0in" fo:border="0.5pt solid #000000"/>
    </style:style>
    <style:style style:name="Table18" style:family="table">
      <style:table-properties style:width="3.5743in" style:rel-width="100%" fo:margin-left="0in" fo:margin-top="0in" fo:margin-bottom="0in" table:align="left" style:writing-mode="lr-tb"/>
    </style:style>
    <style:style style:name="Table18.A" style:family="table-column">
      <style:table-column-properties style:column-width="0.2236in" style:rel-column-width="4095*"/>
    </style:style>
    <style:style style:name="Table18.B" style:family="table-column">
      <style:table-column-properties style:column-width="0.2236in" style:rel-column-width="4096*"/>
    </style:style>
    <style:style style:name="Table18.P" style:family="table-column">
      <style:table-column-properties style:column-width="0.2229in" style:rel-column-width="4081*"/>
    </style:style>
    <style:style style:name="Table18.1" style:family="table-row">
      <style:table-row-properties fo:keep-together="auto"/>
    </style:style>
    <style:style style:name="Table18.A1" style:family="table-cell">
      <style:table-cell-properties fo:padding-left="0.075in" fo:padding-right="0.075in" fo:padding-top="0in" fo:padding-bottom="0in" fo:border="0.5pt solid #000000"/>
    </style:style>
    <style:style style:name="Table19" style:family="table">
      <style:table-properties style:width="0.8472in" fo:margin-left="0in" fo:margin-top="0in" fo:margin-bottom="0in" table:align="left" style:writing-mode="lr-tb"/>
    </style:style>
    <style:style style:name="Table19.A" style:family="table-column">
      <style:table-column-properties style:column-width="0.2118in"/>
    </style:style>
    <style:style style:name="Table19.D" style:family="table-column">
      <style:table-column-properties style:column-width="0.2111in"/>
    </style:style>
    <style:style style:name="Table19.1" style:family="table-row">
      <style:table-row-properties fo:keep-together="auto"/>
    </style:style>
    <style:style style:name="Table19.A1" style:family="table-cell">
      <style:table-cell-properties fo:padding-left="0.075in" fo:padding-right="0.075in" fo:padding-top="0in" fo:padding-bottom="0in" fo:border="0.5pt solid #000000"/>
    </style:style>
    <style:style style:name="Table20" style:family="table">
      <style:table-properties style:width="3.5743in" style:rel-width="100%" fo:margin-left="0in" fo:margin-top="0in" fo:margin-bottom="0in" table:align="left" style:writing-mode="lr-tb"/>
    </style:style>
    <style:style style:name="Table20.A" style:family="table-column">
      <style:table-column-properties style:column-width="0.2236in" style:rel-column-width="4095*"/>
    </style:style>
    <style:style style:name="Table20.B" style:family="table-column">
      <style:table-column-properties style:column-width="0.2236in" style:rel-column-width="4096*"/>
    </style:style>
    <style:style style:name="Table20.P" style:family="table-column">
      <style:table-column-properties style:column-width="0.2229in" style:rel-column-width="4081*"/>
    </style:style>
    <style:style style:name="Table20.1" style:family="table-row">
      <style:table-row-properties fo:keep-together="auto"/>
    </style:style>
    <style:style style:name="Table20.A1" style:family="table-cell">
      <style:table-cell-properties fo:padding-left="0.075in" fo:padding-right="0.075in" fo:padding-top="0in" fo:padding-bottom="0in" fo:border="0.5pt solid #000000"/>
    </style:style>
    <style:style style:name="Table21" style:family="table">
      <style:table-properties style:width="0.8472in" fo:margin-left="0in" fo:margin-top="0in" fo:margin-bottom="0in" table:align="left" style:writing-mode="lr-tb"/>
    </style:style>
    <style:style style:name="Table21.A" style:family="table-column">
      <style:table-column-properties style:column-width="0.2118in"/>
    </style:style>
    <style:style style:name="Table21.D" style:family="table-column">
      <style:table-column-properties style:column-width="0.2111in"/>
    </style:style>
    <style:style style:name="Table21.1" style:family="table-row">
      <style:table-row-properties fo:keep-together="auto"/>
    </style:style>
    <style:style style:name="Table21.A1" style:family="table-cell">
      <style:table-cell-properties fo:padding-left="0.075in" fo:padding-right="0.075in" fo:padding-top="0in" fo:padding-bottom="0in" fo:border="0.5pt solid #000000"/>
    </style:style>
    <style:style style:name="Table22" style:family="table">
      <style:table-properties style:width="3.5743in" style:rel-width="100%" fo:margin-left="0in" fo:margin-top="0in" fo:margin-bottom="0in" table:align="left" style:writing-mode="lr-tb"/>
    </style:style>
    <style:style style:name="Table22.A" style:family="table-column">
      <style:table-column-properties style:column-width="0.2236in" style:rel-column-width="4095*"/>
    </style:style>
    <style:style style:name="Table22.B" style:family="table-column">
      <style:table-column-properties style:column-width="0.2236in" style:rel-column-width="4096*"/>
    </style:style>
    <style:style style:name="Table22.P" style:family="table-column">
      <style:table-column-properties style:column-width="0.2229in" style:rel-column-width="4081*"/>
    </style:style>
    <style:style style:name="Table22.1" style:family="table-row">
      <style:table-row-properties fo:keep-together="auto"/>
    </style:style>
    <style:style style:name="Table22.A1" style:family="table-cell">
      <style:table-cell-properties fo:padding-left="0.075in" fo:padding-right="0.075in" fo:padding-top="0in" fo:padding-bottom="0in" fo:border="0.5pt solid #000000"/>
    </style:style>
    <style:style style:name="Table23" style:family="table">
      <style:table-properties style:width="0.8472in" fo:margin-left="0in" fo:margin-top="0in" fo:margin-bottom="0in" table:align="left" style:writing-mode="lr-tb"/>
    </style:style>
    <style:style style:name="Table23.A" style:family="table-column">
      <style:table-column-properties style:column-width="0.2118in"/>
    </style:style>
    <style:style style:name="Table23.D" style:family="table-column">
      <style:table-column-properties style:column-width="0.2111in"/>
    </style:style>
    <style:style style:name="Table23.1" style:family="table-row">
      <style:table-row-properties fo:keep-together="auto"/>
    </style:style>
    <style:style style:name="Table23.A1" style:family="table-cell">
      <style:table-cell-properties fo:padding-left="0.075in" fo:padding-right="0.075in" fo:padding-top="0in" fo:padding-bottom="0in" fo:border="0.5pt solid #000000"/>
    </style:style>
    <style:style style:name="Table24" style:family="table">
      <style:table-properties style:width="3.5743in" style:rel-width="100%" fo:margin-left="0in" fo:margin-top="0in" fo:margin-bottom="0in" table:align="left" style:writing-mode="lr-tb"/>
    </style:style>
    <style:style style:name="Table24.A" style:family="table-column">
      <style:table-column-properties style:column-width="0.2236in" style:rel-column-width="4095*"/>
    </style:style>
    <style:style style:name="Table24.B" style:family="table-column">
      <style:table-column-properties style:column-width="0.2236in" style:rel-column-width="4096*"/>
    </style:style>
    <style:style style:name="Table24.P" style:family="table-column">
      <style:table-column-properties style:column-width="0.2229in" style:rel-column-width="4081*"/>
    </style:style>
    <style:style style:name="Table24.1" style:family="table-row">
      <style:table-row-properties fo:keep-together="auto"/>
    </style:style>
    <style:style style:name="Table24.A1" style:family="table-cell">
      <style:table-cell-properties fo:padding-left="0.075in" fo:padding-right="0.075in" fo:padding-top="0in" fo:padding-bottom="0in" fo:border="0.5pt solid #000000"/>
    </style:style>
    <style:style style:name="Table25" style:family="table">
      <style:table-properties style:width="0.8472in" fo:margin-left="0in" fo:margin-top="0in" fo:margin-bottom="0in" table:align="left" style:writing-mode="lr-tb"/>
    </style:style>
    <style:style style:name="Table25.A" style:family="table-column">
      <style:table-column-properties style:column-width="0.2118in"/>
    </style:style>
    <style:style style:name="Table25.D" style:family="table-column">
      <style:table-column-properties style:column-width="0.2111in"/>
    </style:style>
    <style:style style:name="Table25.1" style:family="table-row">
      <style:table-row-properties fo:keep-together="auto"/>
    </style:style>
    <style:style style:name="Table25.A1" style:family="table-cell">
      <style:table-cell-properties fo:padding-left="0.075in" fo:padding-right="0.075in" fo:padding-top="0in" fo:padding-bottom="0in" fo:border="0.5pt solid #000000"/>
    </style:style>
    <style:style style:name="Table26" style:family="table">
      <style:table-properties style:width="3.5743in" style:rel-width="100%" fo:margin-left="0in" fo:margin-top="0in" fo:margin-bottom="0in" table:align="left" style:writing-mode="lr-tb"/>
    </style:style>
    <style:style style:name="Table26.A" style:family="table-column">
      <style:table-column-properties style:column-width="0.2236in" style:rel-column-width="4095*"/>
    </style:style>
    <style:style style:name="Table26.B" style:family="table-column">
      <style:table-column-properties style:column-width="0.2236in" style:rel-column-width="4096*"/>
    </style:style>
    <style:style style:name="Table26.P" style:family="table-column">
      <style:table-column-properties style:column-width="0.2229in" style:rel-column-width="4081*"/>
    </style:style>
    <style:style style:name="Table26.1" style:family="table-row">
      <style:table-row-properties fo:keep-together="auto"/>
    </style:style>
    <style:style style:name="Table26.A1" style:family="table-cell">
      <style:table-cell-properties fo:padding-left="0.075in" fo:padding-right="0.075in" fo:padding-top="0in" fo:padding-bottom="0in" fo:border="0.5pt solid #000000"/>
    </style:style>
    <style:style style:name="Table27" style:family="table">
      <style:table-properties style:width="0.8472in" fo:margin-left="0in" fo:margin-top="0in" fo:margin-bottom="0in" table:align="left" style:writing-mode="lr-tb"/>
    </style:style>
    <style:style style:name="Table27.A" style:family="table-column">
      <style:table-column-properties style:column-width="0.2118in"/>
    </style:style>
    <style:style style:name="Table27.D" style:family="table-column">
      <style:table-column-properties style:column-width="0.2111in"/>
    </style:style>
    <style:style style:name="Table27.1" style:family="table-row">
      <style:table-row-properties fo:keep-together="auto"/>
    </style:style>
    <style:style style:name="Table27.A1" style:family="table-cell">
      <style:table-cell-properties fo:padding-left="0.075in" fo:padding-right="0.075in" fo:padding-top="0in" fo:padding-bottom="0in" fo:border="0.5pt solid #000000"/>
    </style:style>
    <style:style style:name="Table28" style:family="table">
      <style:table-properties style:width="3.5743in" style:rel-width="100%" fo:margin-left="0in" fo:margin-top="0in" fo:margin-bottom="0in" table:align="left" style:writing-mode="lr-tb"/>
    </style:style>
    <style:style style:name="Table28.A" style:family="table-column">
      <style:table-column-properties style:column-width="0.2236in" style:rel-column-width="4095*"/>
    </style:style>
    <style:style style:name="Table28.B" style:family="table-column">
      <style:table-column-properties style:column-width="0.2236in" style:rel-column-width="4096*"/>
    </style:style>
    <style:style style:name="Table28.P" style:family="table-column">
      <style:table-column-properties style:column-width="0.2229in" style:rel-column-width="4081*"/>
    </style:style>
    <style:style style:name="Table28.1" style:family="table-row">
      <style:table-row-properties fo:keep-together="auto"/>
    </style:style>
    <style:style style:name="Table28.A1" style:family="table-cell">
      <style:table-cell-properties fo:padding-left="0.075in" fo:padding-right="0.075in" fo:padding-top="0in" fo:padding-bottom="0in" fo:border="0.5pt solid #000000"/>
    </style:style>
    <style:style style:name="Table29" style:family="table">
      <style:table-properties style:width="0.8472in" fo:margin-left="0in" fo:margin-top="0in" fo:margin-bottom="0in" table:align="left" style:writing-mode="lr-tb"/>
    </style:style>
    <style:style style:name="Table29.A" style:family="table-column">
      <style:table-column-properties style:column-width="0.2118in"/>
    </style:style>
    <style:style style:name="Table29.D" style:family="table-column">
      <style:table-column-properties style:column-width="0.2111in"/>
    </style:style>
    <style:style style:name="Table29.1" style:family="table-row">
      <style:table-row-properties fo:keep-together="auto"/>
    </style:style>
    <style:style style:name="Table29.A1" style:family="table-cell">
      <style:table-cell-properties fo:padding-left="0.075in" fo:padding-right="0.075in" fo:padding-top="0in" fo:padding-bottom="0in" fo:border="0.5pt solid #000000"/>
    </style:style>
    <style:style style:name="Table30" style:family="table">
      <style:table-properties style:width="3.5743in" style:rel-width="100%" fo:margin-left="0in" fo:margin-top="0in" fo:margin-bottom="0in" table:align="left" style:writing-mode="lr-tb"/>
    </style:style>
    <style:style style:name="Table30.A" style:family="table-column">
      <style:table-column-properties style:column-width="0.2236in" style:rel-column-width="4095*"/>
    </style:style>
    <style:style style:name="Table30.B" style:family="table-column">
      <style:table-column-properties style:column-width="0.2236in" style:rel-column-width="4096*"/>
    </style:style>
    <style:style style:name="Table30.P" style:family="table-column">
      <style:table-column-properties style:column-width="0.2229in" style:rel-column-width="4081*"/>
    </style:style>
    <style:style style:name="Table30.1" style:family="table-row">
      <style:table-row-properties fo:keep-together="auto"/>
    </style:style>
    <style:style style:name="Table30.A1" style:family="table-cell">
      <style:table-cell-properties fo:padding-left="0.075in" fo:padding-right="0.075in" fo:padding-top="0in" fo:padding-bottom="0in" fo:border="0.5pt solid #000000"/>
    </style:style>
    <style:style style:name="Table31" style:family="table">
      <style:table-properties style:width="0.8472in" fo:margin-left="0in" fo:margin-top="0in" fo:margin-bottom="0in" table:align="left" style:writing-mode="lr-tb"/>
    </style:style>
    <style:style style:name="Table31.A" style:family="table-column">
      <style:table-column-properties style:column-width="0.2118in"/>
    </style:style>
    <style:style style:name="Table31.D" style:family="table-column">
      <style:table-column-properties style:column-width="0.2111in"/>
    </style:style>
    <style:style style:name="Table31.1" style:family="table-row">
      <style:table-row-properties fo:keep-together="auto"/>
    </style:style>
    <style:style style:name="Table31.A1" style:family="table-cell">
      <style:table-cell-properties fo:padding-left="0.075in" fo:padding-right="0.075in" fo:padding-top="0in" fo:padding-bottom="0in" fo:border="0.5pt solid #000000"/>
    </style:style>
    <style:style style:name="Table32" style:family="table">
      <style:table-properties style:width="3.5743in" style:rel-width="100%" fo:margin-left="0in" fo:margin-top="0in" fo:margin-bottom="0in" table:align="left" style:writing-mode="lr-tb"/>
    </style:style>
    <style:style style:name="Table32.A" style:family="table-column">
      <style:table-column-properties style:column-width="0.2236in" style:rel-column-width="4095*"/>
    </style:style>
    <style:style style:name="Table32.B" style:family="table-column">
      <style:table-column-properties style:column-width="0.2236in" style:rel-column-width="4096*"/>
    </style:style>
    <style:style style:name="Table32.P" style:family="table-column">
      <style:table-column-properties style:column-width="0.2229in" style:rel-column-width="4081*"/>
    </style:style>
    <style:style style:name="Table32.1" style:family="table-row">
      <style:table-row-properties fo:keep-together="auto"/>
    </style:style>
    <style:style style:name="Table32.A1" style:family="table-cell">
      <style:table-cell-properties fo:padding-left="0.075in" fo:padding-right="0.075in" fo:padding-top="0in" fo:padding-bottom="0in" fo:border="0.5pt solid #000000"/>
    </style:style>
    <style:style style:name="Table33" style:family="table">
      <style:table-properties style:width="6.5in" style:rel-width="100%" fo:margin-left="0in" fo:margin-top="0in" fo:margin-bottom="0in" table:align="left" style:writing-mode="lr-tb"/>
    </style:style>
    <style:style style:name="Table33.A" style:family="table-column">
      <style:table-column-properties style:column-width="1.1924in" style:rel-column-width="12025*"/>
    </style:style>
    <style:style style:name="Table33.B" style:family="table-column">
      <style:table-column-properties style:column-width="3.9458in" style:rel-column-width="39786*"/>
    </style:style>
    <style:style style:name="Table33.C" style:family="table-column">
      <style:table-column-properties style:column-width="1.3611in" style:rel-column-width="13724*"/>
    </style:style>
    <style:style style:name="Table33.1" style:family="table-row">
      <style:table-row-properties fo:keep-together="auto"/>
    </style:style>
    <style:style style:name="Table33.A1" style:family="table-cell">
      <style:table-cell-properties fo:padding-left="0.075in" fo:padding-right="0.075in" fo:padding-top="0in" fo:padding-bottom="0in" fo:border="0.5pt solid #000000"/>
    </style:style>
    <style:style style:name="Table33.2" style:family="table-row">
      <style:table-row-properties style:row-height="1.5in" fo:keep-together="auto"/>
    </style:style>
    <style:style style:name="Table34" style:family="table">
      <style:table-properties style:width="6.4931in" fo:margin-left="0in" fo:margin-top="0in" fo:margin-bottom="0in" table:align="left" style:writing-mode="lr-tb"/>
    </style:style>
    <style:style style:name="Table34.A" style:family="table-column">
      <style:table-column-properties style:column-width="1.2424in"/>
    </style:style>
    <style:style style:name="Table34.B" style:family="table-column">
      <style:table-column-properties style:column-width="5.25in"/>
    </style:style>
    <style:style style:name="Table34.1" style:family="table-row">
      <style:table-row-properties fo:keep-together="auto"/>
    </style:style>
    <style:style style:name="Table34.A1" style:family="table-cell">
      <style:table-cell-properties fo:padding-left="0.075in" fo:padding-right="0.075in" fo:padding-top="0in" fo:padding-bottom="0in" fo:border="0.5pt solid #000000"/>
    </style:style>
    <style:style style:name="Table35" style:family="table">
      <style:table-properties style:width="6.4931in" fo:margin-left="0in" fo:margin-top="0in" fo:margin-bottom="0in" table:align="left" style:writing-mode="lr-tb"/>
    </style:style>
    <style:style style:name="Table35.A" style:family="table-column">
      <style:table-column-properties style:column-width="1.4299in"/>
    </style:style>
    <style:style style:name="Table35.B" style:family="table-column">
      <style:table-column-properties style:column-width="5.0625in"/>
    </style:style>
    <style:style style:name="Table35.1" style:family="table-row">
      <style:table-row-properties fo:keep-together="auto"/>
    </style:style>
    <style:style style:name="Table35.A1" style:family="table-cell">
      <style:table-cell-properties fo:padding-left="0.075in" fo:padding-right="0.075in" fo:padding-top="0in" fo:padding-bottom="0in" fo:border="0.5pt solid #000000"/>
    </style:style>
    <style:style style:name="P1" style:family="paragraph" style:parent-style-name="Frame_20_contents">
      <style:paragraph-properties fo:margin-top="0in" fo:margin-bottom="0in" loext:contextual-spacing="false" fo:line-height="100%"/>
    </style:style>
    <style:style style:name="P2" style:family="paragraph" style:parent-style-name="Heading_20_1" style:master-page-name="Standard">
      <style:paragraph-properties style:page-number="auto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paragraph-properties fo:margin-top="0in" fo:margin-bottom="0in" loext:contextual-spacing="false" fo:line-height="100%"/>
    </style:style>
    <style:style style:name="P5" style:family="paragraph" style:parent-style-name="Standard">
      <style:paragraph-properties fo:margin-top="0in" fo:margin-bottom="0in" loext:contextual-spacing="false" fo:line-height="100%"/>
      <style:text-properties fo:font-size="14pt" style:font-size-asian="14pt" style:font-size-complex="14pt"/>
    </style:style>
    <style:style style:name="P6" style:family="paragraph">
      <loext:graphic-properties draw:fill="solid" draw:fill-color="#ffffff"/>
      <style:paragraph-properties fo:text-align="center"/>
      <style:text-properties fo:font-size="18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color="#ff0000"/>
    </style:style>
    <style:style style:name="T4" style:family="text">
      <style:text-properties fo:color="#00b050"/>
    </style:style>
    <style:style style:name="T5" style:family="text">
      <style:text-properties fo:color="#0000ff"/>
    </style:style>
    <style:style style:name="T6" style:family="text">
      <style:text-properties fo:color="#7030a0"/>
    </style:style>
    <style:style style:name="T7" style:family="text">
      <style:text-properties fo:color="#000000"/>
    </style:style>
    <style:style style:name="T8" style:family="text">
      <style:text-properties fo:color="#ffc000"/>
    </style:style>
    <style:style style:name="gr1" style:family="graphic" style:parent-style-name="Frame">
      <style:graphic-properties draw:stroke="solid" svg:stroke-width="0.0102in" svg:stroke-color="#000000" draw:stroke-linejoin="miter" draw:fill="solid" draw:fill-color="#ffffff" draw:textarea-vertical-align="top" draw:auto-grow-height="false" fo:min-height="0.2898in" fo:min-width="3.5744in" fo:padding-top="0.05in" fo:padding-bottom="0.05in" fo:padding-left="0.1in" fo:padding-right="0.1in" fo:wrap-option="wrap" fo:margin-left="0.1252in" fo:margin-right="0.1429in" fo:margin-top="0.05in" fo:margin-bottom="0.0638in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stroke="solid" svg:stroke-width="0.0102in" svg:stroke-color="#000000" draw:stroke-linejoin="miter" draw:fill="solid" draw:fill-color="#ffffff" draw:textarea-vertical-align="top" draw:auto-grow-height="false" fo:min-height="0.3264in" fo:min-width="0.8283in" fo:padding-top="0.05in" fo:padding-bottom="0.05in" fo:padding-left="0.1in" fo:padding-right="0.1in" fo:wrap-option="wrap" fo:margin-left="0.1252in" fo:margin-right="0.139in" fo:margin-top="0.05in" fo:margin-bottom="0.0618in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<text:span text:style-name="T1">ABC Machine Program Try-It</text:span></text:h>
      <text:p text:style-name="Standard"/>
      <text:p text:style-name="Standard"><text:span text:style-name="T2">Part 1: <text:s/>Fill in the Description Column in the table below for each of the </text:span><text:bookmark text:name="_GoBack"/><text:span text:style-name="T2">Instructions / Data shown below a few are filled in for you</text:span></text:p>
      <table:table table:name="Table33" table:style-name="Table33">
        <table:table-column table:style-name="Table33.A"/>
        <table:table-column table:style-name="Table33.B"/>
        <table:table-column table:style-name="Table33.C"/>
        <table:table-row table:style-name="Table33.1">
          <table:table-cell table:style-name="Table33.A1" office:value-type="string">
            <text:p text:style-name="P4">Address</text:p>
          </table:table-cell>
          <table:table-cell table:style-name="Table33.A1" office:value-type="string">
            <text:p text:style-name="P4">Type (Instruction or Data)</text:p>
          </table:table-cell>
          <table:table-cell table:style-name="Table33.A1" office:value-type="string">
            <text:p text:style-name="P4">Description</text:p>
          </table:table-cell>
        </table:table-row>
        <table:table-row table:style-name="Table33.2">
          <table:table-cell table:style-name="Table33.A1" office:value-type="string">
            <text:p text:style-name="P4"><draw:custom-shape text:anchor-type="paragraph" draw:z-index="1" draw:name="Text Box 2" draw:style-name="gr2" draw:text-style-name="P6" svg:width="1.028in" svg:height="0.426in" svg:x="-0.0256in" svg:y="0.0299in"><loext:table table:name="Table1" table:style-name="Table1"><loext:table-column table:style-name="Table1.A"/><loext:table-column table:style-name="Table1.B" table:number-columns-repeated="2"/><loext:table-column table:style-name="Table1.D"/><loext:table-row table:style-name="Table1.1"><loext:table-cell table:style-name="Table1.A1" office:value-type="string"><text:p text:style-name="P1">0</text:p></loext:table-cell><loext:table-cell table:style-name="Table1.A1" office:value-type="string"><text:p text:style-name="P1">0</text:p></loext:table-cell><loext:table-cell table:style-name="Table1.A1" office:value-type="string"><text:p text:style-name="P1">0</text:p></loext:table-cell><loext:table-cell table:style-name="Table1.A1" office:value-type="string"><text:p text:style-name="P1">0</text:p></loext:table-cell></loext:table-row></loext:table><text:p text:style-name="P1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  </table:table-cell>
          <table:table-cell table:style-name="Table33.A1" office:value-type="string">
            <text:p text:style-name="P4"><draw:custom-shape text:anchor-type="paragraph" draw:z-index="0" draw:name="Text Box 2" draw:style-name="gr1" draw:text-style-name="P6" svg:width="3.774in" svg:height="0.3894in" svg:x="0.0126in" svg:y="0.1071in"><loext:table table:name="Table2" table:style-name="Table2"><loext:table-column table:style-name="Table2.A"/><loext:table-column table:style-name="Table2.B" table:number-columns-repeated="14"/><loext:table-column table:style-name="Table2.P"/><loext:table-row table:style-name="Table2.1"><loext:table-cell table:style-name="Table2.A1" office:value-type="string"><text:p text:style-name="P1"><text:span text:style-name="T3">1</text:span></text:p></loext:table-cell><loext:table-cell table:style-name="Table2.A1" office:value-type="string"><text:p text:style-name="P1"><text:span text:style-name="T3">0</text:span></text:p></loext:table-cell><loext:table-cell table:style-name="Table2.A1" office:value-type="string"><text:p text:style-name="P1"><text:span text:style-name="T3">1</text:span></text:p></loext:table-cell><loext:table-cell table:style-name="Table2.A1" office:value-type="string"><text:p text:style-name="P1"><text:span text:style-name="T4">0</text:span></text:p></loext:table-cell><loext:table-cell table:style-name="Table2.A1" office:value-type="string"><text:p text:style-name="P1"><text:span text:style-name="T4">0</text:span></text:p></loext:table-cell><loext:table-cell table:style-name="Table2.A1" office:value-type="string"><text:p text:style-name="P1"><text:span text:style-name="T4">0</text:span></text:p></loext:table-cell><loext:table-cell table:style-name="Table2.A1" office:value-type="string"><text:p text:style-name="P1">0</text:p></loext:table-cell><loext:table-cell table:style-name="Table2.A1" office:value-type="string"><text:p text:style-name="P1">0</text:p></loext:table-cell><loext:table-cell table:style-name="Table2.A1" office:value-type="string"><text:p text:style-name="P1">0</text:p></loext:table-cell><loext:table-cell table:style-name="Table2.A1" office:value-type="string"><text:p text:style-name="P1">0</text:p></loext:table-cell><loext:table-cell table:style-name="Table2.A1" office:value-type="string"><text:p text:style-name="P1">0</text:p></loext:table-cell><loext:table-cell table:style-name="Table2.A1" office:value-type="string"><text:p text:style-name="P1">0</text:p></loext:table-cell><loext:table-cell table:style-name="Table2.A1" office:value-type="string"><text:p text:style-name="P1"><text:span text:style-name="T6">1</text:span></text:p></loext:table-cell><loext:table-cell table:style-name="Table2.A1" office:value-type="string"><text:p text:style-name="P1"><text:span text:style-name="T6">1</text:span></text:p></loext:table-cell><loext:table-cell table:style-name="Table2.A1" office:value-type="string"><text:p text:style-name="P1"><text:span text:style-name="T6">1</text:span></text:p></loext:table-cell><loext:table-cell table:style-name="Table2.A1" office:value-type="string"><text:p text:style-name="P1"><text:span text:style-name="T6">1</text:span></text:p></loext:table-cell></loext:table-row></loext:table><text:p text:style-name="P1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  </table:table-cell>
          <table:table-cell table:style-name="Table33.A1" office:value-type="string">
            <text:p text:style-name="P4">Holds Load Instruction: </text:p>
            <text:p text:style-name="P4">Loads the value at Memory Address 1111 into the source 1 register (register 000)</text:p>
            <text:p text:style-name="P4"/>
          </table:table-cell>
        </table:table-row>
        <table:table-row table:style-name="Table33.2">
          <table:table-cell table:style-name="Table33.A1" office:value-type="string">
            <text:p text:style-name="P4"><draw:custom-shape text:anchor-type="paragraph" draw:z-index="2" draw:name="Text Box 2" draw:style-name="gr2" draw:text-style-name="P6" svg:width="1.028in" svg:height="0.426in" svg:x="-0.0071in" svg:y="0.0008in"><loext:table table:name="Table3" table:style-name="Table3"><loext:table-column table:style-name="Table3.A" table:number-columns-repeated="3"/><loext:table-column table:style-name="Table3.D"/><loext:table-row table:style-name="Table3.1"><loext:table-cell table:style-name="Table3.A1" office:value-type="string"><text:p text:style-name="P1">0</text:p></loext:table-cell><loext:table-cell table:style-name="Table3.A1" office:value-type="string"><text:p text:style-name="P1">0</text:p></loext:table-cell><loext:table-cell table:style-name="Table3.A1" office:value-type="string"><text:p text:style-name="P1">0</text:p></loext:table-cell><loext:table-cell table:style-name="Table3.A1" office:value-type="string"><text:p text:style-name="P1">1</text:p></loext:table-cell></loext:table-row></loext:table><text:p text:style-name="P1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30" draw:name="Text Box 2" draw:style-name="gr1" draw:text-style-name="P6" svg:width="3.774in" svg:height="0.3894in" svg:x="1.1728in" svg:y="0.0854in"><loext:table table:name="Table4" table:style-name="Table4"><loext:table-column table:style-name="Table4.A"/><loext:table-column table:style-name="Table4.B" table:number-columns-repeated="14"/><loext:table-column table:style-name="Table4.P"/><loext:table-row table:style-name="Table4.1"><loext:table-cell table:style-name="Table4.A1" office:value-type="string"><text:p text:style-name="P1"><text:span text:style-name="T3">1</text:span></text:p></loext:table-cell><loext:table-cell table:style-name="Table4.A1" office:value-type="string"><text:p text:style-name="P1"><text:span text:style-name="T3">0</text:span></text:p></loext:table-cell><loext:table-cell table:style-name="Table4.A1" office:value-type="string"><text:p text:style-name="P1"><text:span text:style-name="T3">1</text:span></text:p></loext:table-cell><loext:table-cell table:style-name="Table4.A1" office:value-type="string"><text:p text:style-name="P1"><text:span text:style-name="T4">0</text:span></text:p></loext:table-cell><loext:table-cell table:style-name="Table4.A1" office:value-type="string"><text:p text:style-name="P1"><text:span text:style-name="T4">0</text:span></text:p></loext:table-cell><loext:table-cell table:style-name="Table4.A1" office:value-type="string"><text:p text:style-name="P1"><text:span text:style-name="T4">0</text:span></text:p></loext:table-cell><loext:table-cell table:style-name="Table4.A1" office:value-type="string"><text:p text:style-name="P1">0</text:p></loext:table-cell><loext:table-cell table:style-name="Table4.A1" office:value-type="string"><text:p text:style-name="P1">0</text:p></loext:table-cell><loext:table-cell table:style-name="Table4.A1" office:value-type="string"><text:p text:style-name="P1">0</text:p></loext:table-cell><loext:table-cell table:style-name="Table4.A1" office:value-type="string"><text:p text:style-name="P1">0</text:p></loext:table-cell><loext:table-cell table:style-name="Table4.A1" office:value-type="string"><text:p text:style-name="P1">0</text:p></loext:table-cell><loext:table-cell table:style-name="Table4.A1" office:value-type="string"><text:p text:style-name="P1">0</text:p></loext:table-cell><loext:table-cell table:style-name="Table4.A1" office:value-type="string"><text:p text:style-name="P1"><text:span text:style-name="T6">1</text:span></text:p></loext:table-cell><loext:table-cell table:style-name="Table4.A1" office:value-type="string"><text:p text:style-name="P1"><text:span text:style-name="T6">1</text:span></text:p></loext:table-cell><loext:table-cell table:style-name="Table4.A1" office:value-type="string"><text:p text:style-name="P1"><text:span text:style-name="T6">1</text:span></text:p></loext:table-cell><loext:table-cell table:style-name="Table4.A1" office:value-type="string"><text:p text:style-name="P1"><text:span text:style-name="T6">0</text:span></text:p></loext:table-cell></loext:table-row></loext:table><text:p text:style-name="P1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  </table:table-cell>
          <table:table-cell table:style-name="Table33.A1" office:value-type="string">
            <text:p text:style-name="P4"/>
          </table:table-cell>
          <table:table-cell table:style-name="Table33.A1" office:value-type="string">
            <text:p text:style-name="P4"/>
          </table:table-cell>
        </table:table-row>
        <table:table-row table:style-name="Table33.2">
          <table:table-cell table:style-name="Table33.A1" office:value-type="string">
            <text:p text:style-name="P4"><draw:custom-shape text:anchor-type="paragraph" draw:z-index="3" draw:name="Text Box 2" draw:style-name="gr2" draw:text-style-name="P6" svg:width="1.028in" svg:height="0.426in" svg:x="-0.0346in" svg:y="0.022in"><loext:table table:name="Table5" table:style-name="Table5"><loext:table-column table:style-name="Table5.A" table:number-columns-repeated="3"/><loext:table-column table:style-name="Table5.D"/><loext:table-row table:style-name="Table5.1"><loext:table-cell table:style-name="Table5.A1" office:value-type="string"><text:p text:style-name="P1">0</text:p></loext:table-cell><loext:table-cell table:style-name="Table5.A1" office:value-type="string"><text:p text:style-name="P1">0</text:p></loext:table-cell><loext:table-cell table:style-name="Table5.A1" office:value-type="string"><text:p text:style-name="P1">1</text:p></loext:table-cell><loext:table-cell table:style-name="Table5.A1" office:value-type="string"><text:p text:style-name="P1">0</text:p></loext:table-cell></loext:table-row></loext:table><text:p text:style-name="P1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6" draw:name="Text Box 2" draw:style-name="gr1" draw:text-style-name="P6" svg:width="3.774in" svg:height="0.3894in" svg:x="1.1311in" svg:y="0.0854in"><loext:table table:name="Table6" table:style-name="Table6"><loext:table-column table:style-name="Table6.A"/><loext:table-column table:style-name="Table6.B" table:number-columns-repeated="14"/><loext:table-column table:style-name="Table6.P"/><loext:table-row table:style-name="Table6.1"><loext:table-cell table:style-name="Table6.A1" office:value-type="string"><text:p text:style-name="P1"><text:span text:style-name="T3">1</text:span></text:p></loext:table-cell><loext:table-cell table:style-name="Table6.A1" office:value-type="string"><text:p text:style-name="P1"><text:span text:style-name="T3">1</text:span></text:p></loext:table-cell><loext:table-cell table:style-name="Table6.A1" office:value-type="string"><text:p text:style-name="P1"><text:span text:style-name="T3">0</text:span></text:p></loext:table-cell><loext:table-cell table:style-name="Table6.A1" office:value-type="string"><text:p text:style-name="P1"><text:span text:style-name="T4">1</text:span></text:p></loext:table-cell><loext:table-cell table:style-name="Table6.A1" office:value-type="string"><text:p text:style-name="P1"><text:span text:style-name="T4">0</text:span></text:p></loext:table-cell><loext:table-cell table:style-name="Table6.A1" office:value-type="string"><text:p text:style-name="P1"><text:span text:style-name="T4">0</text:span></text:p></loext:table-cell><loext:table-cell table:style-name="Table6.A1" office:value-type="string"><text:p text:style-name="P1"><text:span text:style-name="T7">0</text:span></text:p></loext:table-cell><loext:table-cell table:style-name="Table6.A1" office:value-type="string"><text:p text:style-name="P1"><text:span text:style-name="T7">0</text:span></text:p></loext:table-cell><loext:table-cell table:style-name="Table6.A1" office:value-type="string"><text:p text:style-name="P1"><text:span text:style-name="T7">0</text:span></text:p></loext:table-cell><loext:table-cell table:style-name="Table6.A1" office:value-type="string"><text:p text:style-name="P1"><text:span text:style-name="T7">0</text:span></text:p></loext:table-cell><loext:table-cell table:style-name="Table6.A1" office:value-type="string"><text:p text:style-name="P1"><text:span text:style-name="T7">0</text:span></text:p></loext:table-cell><loext:table-cell table:style-name="Table6.A1" office:value-type="string"><text:p text:style-name="P1"><text:span text:style-name="T7">0</text:span></text:p></loext:table-cell><loext:table-cell table:style-name="Table6.A1" office:value-type="string"><text:p text:style-name="P1"><text:span text:style-name="T6">0</text:span></text:p></loext:table-cell><loext:table-cell table:style-name="Table6.A1" office:value-type="string"><text:p text:style-name="P1"><text:span text:style-name="T6">1</text:span></text:p></loext:table-cell><loext:table-cell table:style-name="Table6.A1" office:value-type="string"><text:p text:style-name="P1"><text:span text:style-name="T6">1</text:span></text:p></loext:table-cell><loext:table-cell table:style-name="Table6.A1" office:value-type="string"><text:p text:style-name="P1"><text:span text:style-name="T6">0</text:span></text:p></loext:table-cell></loext:table-row></loext:table><text:p text:style-name="P1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  </table:table-cell>
          <table:table-cell table:style-name="Table33.A1" office:value-type="string">
            <text:p text:style-name="P4"/>
          </table:table-cell>
          <table:table-cell table:style-name="Table33.A1" office:value-type="string">
            <text:p text:style-name="P4"/>
            <text:p text:style-name="P4"/>
          </table:table-cell>
        </table:table-row>
        <table:table-row table:style-name="Table33.2">
          <table:table-cell table:style-name="Table33.A1" office:value-type="string">
            <text:p text:style-name="P4"><draw:custom-shape text:anchor-type="paragraph" draw:z-index="4" draw:name="Text Box 2" draw:style-name="gr2" draw:text-style-name="P6" svg:width="1.028in" svg:height="0.426in" svg:x="-0.0071in" svg:y="0in"><loext:table table:name="Table7" table:style-name="Table7"><loext:table-column table:style-name="Table7.A" table:number-columns-repeated="3"/><loext:table-column table:style-name="Table7.D"/><loext:table-row table:style-name="Table7.1"><loext:table-cell table:style-name="Table7.A1" office:value-type="string"><text:p text:style-name="P1">0</text:p></loext:table-cell><loext:table-cell table:style-name="Table7.A1" office:value-type="string"><text:p text:style-name="P1">0</text:p></loext:table-cell><loext:table-cell table:style-name="Table7.A1" office:value-type="string"><text:p text:style-name="P1">1</text:p></loext:table-cell><loext:table-cell table:style-name="Table7.A1" office:value-type="string"><text:p text:style-name="P1">1</text:p></loext:table-cell></loext:table-row></loext:table><text:p text:style-name="P1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2" draw:name="Text Box 2" draw:style-name="gr1" draw:text-style-name="P6" svg:width="3.774in" svg:height="0.3894in" svg:x="1.1417in" svg:y="0.0646in"><loext:table table:name="Table8" table:style-name="Table8"><loext:table-column table:style-name="Table8.A"/><loext:table-column table:style-name="Table8.B" table:number-columns-repeated="14"/><loext:table-column table:style-name="Table8.P"/><loext:table-row table:style-name="Table8.1"><loext:table-cell table:style-name="Table8.A1" office:value-type="string"><text:p text:style-name="P1"><text:span text:style-name="T3">1</text:span></text:p></loext:table-cell><loext:table-cell table:style-name="Table8.A1" office:value-type="string"><text:p text:style-name="P1"><text:span text:style-name="T3">0</text:span></text:p></loext:table-cell><loext:table-cell table:style-name="Table8.A1" office:value-type="string"><text:p text:style-name="P1"><text:span text:style-name="T3">1</text:span></text:p></loext:table-cell><loext:table-cell table:style-name="Table8.A1" office:value-type="string"><text:p text:style-name="P1"><text:span text:style-name="T4">0</text:span></text:p></loext:table-cell><loext:table-cell table:style-name="Table8.A1" office:value-type="string"><text:p text:style-name="P1"><text:span text:style-name="T4">0</text:span></text:p></loext:table-cell><loext:table-cell table:style-name="Table8.A1" office:value-type="string"><text:p text:style-name="P1"><text:span text:style-name="T4">1</text:span></text:p></loext:table-cell><loext:table-cell table:style-name="Table8.A1" office:value-type="string"><text:p text:style-name="P1">0</text:p></loext:table-cell><loext:table-cell table:style-name="Table8.A1" office:value-type="string"><text:p text:style-name="P1">0</text:p></loext:table-cell><loext:table-cell table:style-name="Table8.A1" office:value-type="string"><text:p text:style-name="P1">0</text:p></loext:table-cell><loext:table-cell table:style-name="Table8.A1" office:value-type="string"><text:p text:style-name="P1">0</text:p></loext:table-cell><loext:table-cell table:style-name="Table8.A1" office:value-type="string"><text:p text:style-name="P1">0</text:p></loext:table-cell><loext:table-cell table:style-name="Table8.A1" office:value-type="string"><text:p text:style-name="P1">0</text:p></loext:table-cell><loext:table-cell table:style-name="Table8.A1" office:value-type="string"><text:p text:style-name="P1"><text:span text:style-name="T6">1</text:span></text:p></loext:table-cell><loext:table-cell table:style-name="Table8.A1" office:value-type="string"><text:p text:style-name="P1"><text:span text:style-name="T6">1</text:span></text:p></loext:table-cell><loext:table-cell table:style-name="Table8.A1" office:value-type="string"><text:p text:style-name="P1"><text:span text:style-name="T6">0</text:span></text:p></loext:table-cell><loext:table-cell table:style-name="Table8.A1" office:value-type="string"><text:p text:style-name="P1"><text:span text:style-name="T6">1</text:span></text:p></loext:table-cell></loext:table-row></loext:table><text:p text:style-name="P1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  </table:table-cell>
          <table:table-cell table:style-name="Table33.A1" office:value-type="string">
            <text:p text:style-name="P4"/>
          </table:table-cell>
          <table:table-cell table:style-name="Table33.A1" office:value-type="string">
            <text:p text:style-name="P4"/>
            <text:p text:style-name="P4"/>
          </table:table-cell>
        </table:table-row>
        <text:soft-page-break/>
        <table:table-row table:style-name="Table33.2">
          <table:table-cell table:style-name="Table33.A1" office:value-type="string">
            <text:p text:style-name="P4"><draw:custom-shape text:anchor-type="paragraph" draw:z-index="5" draw:name="Text Box 2" draw:style-name="gr2" draw:text-style-name="P6" svg:width="1.028in" svg:height="0.426in" svg:x="-0.0346in" svg:y="0in"><loext:table table:name="Table9" table:style-name="Table9"><loext:table-column table:style-name="Table9.A" table:number-columns-repeated="3"/><loext:table-column table:style-name="Table9.D"/><loext:table-row table:style-name="Table9.1"><loext:table-cell table:style-name="Table9.A1" office:value-type="string"><text:p text:style-name="P1">0</text:p></loext:table-cell><loext:table-cell table:style-name="Table9.A1" office:value-type="string"><text:p text:style-name="P1">1</text:p></loext:table-cell><loext:table-cell table:style-name="Table9.A1" office:value-type="string"><text:p text:style-name="P1">0</text:p></loext:table-cell><loext:table-cell table:style-name="Table9.A1" office:value-type="string"><text:p text:style-name="P1">0</text:p></loext:table-cell></loext:table-row></loext:table><text:p text:style-name="P1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3" draw:name="Text Box 26" draw:style-name="gr1" draw:text-style-name="P6" svg:width="3.774in" svg:height="0.3894in" svg:x="1.1728in" svg:y="0.0854in"><loext:table table:name="Table10" table:style-name="Table10"><loext:table-column table:style-name="Table10.A"/><loext:table-column table:style-name="Table10.B" table:number-columns-repeated="14"/><loext:table-column table:style-name="Table10.P"/><loext:table-row table:style-name="Table10.1"><loext:table-cell table:style-name="Table10.A1" office:value-type="string"><text:p text:style-name="P1"><text:span text:style-name="T3">0</text:span></text:p></loext:table-cell><loext:table-cell table:style-name="Table10.A1" office:value-type="string"><text:p text:style-name="P1"><text:span text:style-name="T3">0</text:span></text:p></loext:table-cell><loext:table-cell table:style-name="Table10.A1" office:value-type="string"><text:p text:style-name="P1"><text:span text:style-name="T3">1</text:span></text:p></loext:table-cell><loext:table-cell table:style-name="Table10.A1" office:value-type="string"><text:p text:style-name="P1"><text:span text:style-name="T4">0</text:span></text:p></loext:table-cell><loext:table-cell table:style-name="Table10.A1" office:value-type="string"><text:p text:style-name="P1"><text:span text:style-name="T4">0</text:span></text:p></loext:table-cell><loext:table-cell table:style-name="Table10.A1" office:value-type="string"><text:p text:style-name="P1"><text:span text:style-name="T4">0</text:span></text:p></loext:table-cell><loext:table-cell table:style-name="Table10.A1" office:value-type="string"><text:p text:style-name="P1"><text:span text:style-name="T5">0</text:span></text:p></loext:table-cell><loext:table-cell table:style-name="Table10.A1" office:value-type="string"><text:p text:style-name="P1"><text:span text:style-name="T5">0</text:span></text:p></loext:table-cell><loext:table-cell table:style-name="Table10.A1" office:value-type="string"><text:p text:style-name="P1"><text:span text:style-name="T5">1</text:span></text:p></loext:table-cell><loext:table-cell table:style-name="Table10.A1" office:value-type="string"><text:p text:style-name="P1"><text:span text:style-name="T8">1</text:span></text:p></loext:table-cell><loext:table-cell table:style-name="Table10.A1" office:value-type="string"><text:p text:style-name="P1"><text:span text:style-name="T8">0</text:span></text:p></loext:table-cell><loext:table-cell table:style-name="Table10.A1" office:value-type="string"><text:p text:style-name="P1"><text:span text:style-name="T8">1</text:span></text:p></loext:table-cell><loext:table-cell table:style-name="Table10.A1" office:value-type="string"><text:p text:style-name="P1">0</text:p></loext:table-cell><loext:table-cell table:style-name="Table10.A1" office:value-type="string"><text:p text:style-name="P1">0</text:p></loext:table-cell><loext:table-cell table:style-name="Table10.A1" office:value-type="string"><text:p text:style-name="P1">0</text:p></loext:table-cell><loext:table-cell table:style-name="Table10.A1" office:value-type="string"><text:p text:style-name="P1">0</text:p></loext:table-cell></loext:table-row></loext:table><text:p text:style-name="P1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  </table:table-cell>
          <table:table-cell table:style-name="Table33.A1" office:value-type="string">
            <text:p text:style-name="P4"/>
          </table:table-cell>
          <table:table-cell table:style-name="Table33.A1" office:value-type="string">
            <text:p text:style-name="P4"/>
            <text:p text:style-name="P4"/>
          </table:table-cell>
        </table:table-row>
        <table:table-row table:style-name="Table33.2">
          <table:table-cell table:style-name="Table33.A1" office:value-type="string">
            <text:p text:style-name="P4"><draw:custom-shape text:anchor-type="paragraph" draw:z-index="7" draw:name="Text Box 2" draw:style-name="gr2" draw:text-style-name="P6" svg:width="1.028in" svg:height="0.426in" svg:x="-0.0256in" svg:y="0in"><loext:table table:name="Table11" table:style-name="Table11"><loext:table-column table:style-name="Table11.A" table:number-columns-repeated="3"/><loext:table-column table:style-name="Table11.D"/><loext:table-row table:style-name="Table11.1"><loext:table-cell table:style-name="Table11.A1" office:value-type="string"><text:p text:style-name="P1">0</text:p></loext:table-cell><loext:table-cell table:style-name="Table11.A1" office:value-type="string"><text:p text:style-name="P1">1</text:p></loext:table-cell><loext:table-cell table:style-name="Table11.A1" office:value-type="string"><text:p text:style-name="P1">0</text:p></loext:table-cell><loext:table-cell table:style-name="Table11.A1" office:value-type="string"><text:p text:style-name="P1">1</text:p></loext:table-cell></loext:table-row></loext:table><text:p text:style-name="P1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4" draw:name="Text Box 2" draw:style-name="gr1" draw:text-style-name="P6" svg:width="3.774in" svg:height="0.3894in" svg:x="1.1835in" svg:y="0.0543in"><loext:table table:name="Table12" table:style-name="Table12"><loext:table-column table:style-name="Table12.A"/><loext:table-column table:style-name="Table12.B" table:number-columns-repeated="14"/><loext:table-column table:style-name="Table12.P"/><loext:table-row table:style-name="Table12.1"><loext:table-cell table:style-name="Table12.A1" office:value-type="string"><text:p text:style-name="P1"><text:span text:style-name="T3">1</text:span></text:p></loext:table-cell><loext:table-cell table:style-name="Table12.A1" office:value-type="string"><text:p text:style-name="P1"><text:span text:style-name="T3">0</text:span></text:p></loext:table-cell><loext:table-cell table:style-name="Table12.A1" office:value-type="string"><text:p text:style-name="P1"><text:span text:style-name="T3">0</text:span></text:p></loext:table-cell><loext:table-cell table:style-name="Table12.A1" office:value-type="string"><text:p text:style-name="P1"><text:span text:style-name="T4">0</text:span></text:p></loext:table-cell><loext:table-cell table:style-name="Table12.A1" office:value-type="string"><text:p text:style-name="P1"><text:span text:style-name="T4">0</text:span></text:p></loext:table-cell><loext:table-cell table:style-name="Table12.A1" office:value-type="string"><text:p text:style-name="P1"><text:span text:style-name="T4">0</text:span></text:p></loext:table-cell><loext:table-cell table:style-name="Table12.A1" office:value-type="string"><text:p text:style-name="P1">0</text:p></loext:table-cell><loext:table-cell table:style-name="Table12.A1" office:value-type="string"><text:p text:style-name="P1">0</text:p></loext:table-cell><loext:table-cell table:style-name="Table12.A1" office:value-type="string"><text:p text:style-name="P1">0</text:p></loext:table-cell><loext:table-cell table:style-name="Table12.A1" office:value-type="string"><text:p text:style-name="P1">0</text:p></loext:table-cell><loext:table-cell table:style-name="Table12.A1" office:value-type="string"><text:p text:style-name="P1">0</text:p></loext:table-cell><loext:table-cell table:style-name="Table12.A1" office:value-type="string"><text:p text:style-name="P1">0</text:p></loext:table-cell><loext:table-cell table:style-name="Table12.A1" office:value-type="string"><text:p text:style-name="P1"><text:span text:style-name="T6">1</text:span></text:p></loext:table-cell><loext:table-cell table:style-name="Table12.A1" office:value-type="string"><text:p text:style-name="P1"><text:span text:style-name="T6">1</text:span></text:p></loext:table-cell><loext:table-cell table:style-name="Table12.A1" office:value-type="string"><text:p text:style-name="P1"><text:span text:style-name="T6">1</text:span></text:p></loext:table-cell><loext:table-cell table:style-name="Table12.A1" office:value-type="string"><text:p text:style-name="P1"><text:span text:style-name="T6">1</text:span></text:p></loext:table-cell></loext:table-row></loext:table><text:p text:style-name="P1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  </table:table-cell>
          <table:table-cell table:style-name="Table33.A1" office:value-type="string">
            <text:p text:style-name="P4"/>
          </table:table-cell>
          <table:table-cell table:style-name="Table33.A1" office:value-type="string">
            <text:p text:style-name="P4"/>
          </table:table-cell>
        </table:table-row>
        <table:table-row table:style-name="Table33.2">
          <table:table-cell table:style-name="Table33.A1" office:value-type="string">
            <text:p text:style-name="P4"><draw:custom-shape text:anchor-type="paragraph" draw:z-index="8" draw:name="Text Box 2" draw:style-name="gr2" draw:text-style-name="P6" svg:width="1.028in" svg:height="0.426in" svg:x="-0.0071in" svg:y="0.0008in"><loext:table table:name="Table13" table:style-name="Table13"><loext:table-column table:style-name="Table13.A" table:number-columns-repeated="3"/><loext:table-column table:style-name="Table13.D"/><loext:table-row table:style-name="Table13.1"><loext:table-cell table:style-name="Table13.A1" office:value-type="string"><text:p text:style-name="P1">0</text:p></loext:table-cell><loext:table-cell table:style-name="Table13.A1" office:value-type="string"><text:p text:style-name="P1">1</text:p></loext:table-cell><loext:table-cell table:style-name="Table13.A1" office:value-type="string"><text:p text:style-name="P1">1</text:p></loext:table-cell><loext:table-cell table:style-name="Table13.A1" office:value-type="string"><text:p text:style-name="P1">0</text:p></loext:table-cell></loext:table-row></loext:table><text:p text:style-name="P1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9" draw:name="Text Box 2" draw:style-name="gr1" draw:text-style-name="P6" svg:width="3.774in" svg:height="0.3894in" svg:x="1.1in" svg:y="0.0646in"><loext:table table:name="Table14" table:style-name="Table14"><loext:table-column table:style-name="Table14.A"/><loext:table-column table:style-name="Table14.B" table:number-columns-repeated="14"/><loext:table-column table:style-name="Table14.P"/><loext:table-row table:style-name="Table14.1"><loext:table-cell table:style-name="Table14.A1" office:value-type="string"><text:p text:style-name="P1"><text:span text:style-name="T3">1</text:span></text:p></loext:table-cell><loext:table-cell table:style-name="Table14.A1" office:value-type="string"><text:p text:style-name="P1"><text:span text:style-name="T3">1</text:span></text:p></loext:table-cell><loext:table-cell table:style-name="Table14.A1" office:value-type="string"><text:p text:style-name="P1"><text:span text:style-name="T3">1</text:span></text:p></loext:table-cell><loext:table-cell table:style-name="Table14.A1" office:value-type="string"><text:p text:style-name="P1"><text:span text:style-name="T7">0</text:span></text:p></loext:table-cell><loext:table-cell table:style-name="Table14.A1" office:value-type="string"><text:p text:style-name="P1"><text:span text:style-name="T7">0</text:span></text:p></loext:table-cell><loext:table-cell table:style-name="Table14.A1" office:value-type="string"><text:p text:style-name="P1"><text:span text:style-name="T7">0</text:span></text:p></loext:table-cell><loext:table-cell table:style-name="Table14.A1" office:value-type="string"><text:p text:style-name="P1">0</text:p></loext:table-cell><loext:table-cell table:style-name="Table14.A1" office:value-type="string"><text:p text:style-name="P1">0</text:p></loext:table-cell><loext:table-cell table:style-name="Table14.A1" office:value-type="string"><text:p text:style-name="P1">0</text:p></loext:table-cell><loext:table-cell table:style-name="Table14.A1" office:value-type="string"><text:p text:style-name="P1">0</text:p></loext:table-cell><loext:table-cell table:style-name="Table14.A1" office:value-type="string"><text:p text:style-name="P1">0</text:p></loext:table-cell><loext:table-cell table:style-name="Table14.A1" office:value-type="string"><text:p text:style-name="P1">0</text:p></loext:table-cell><loext:table-cell table:style-name="Table14.A1" office:value-type="string"><text:p text:style-name="P1"><text:span text:style-name="T6">1</text:span></text:p></loext:table-cell><loext:table-cell table:style-name="Table14.A1" office:value-type="string"><text:p text:style-name="P1"><text:span text:style-name="T6">0</text:span></text:p></loext:table-cell><loext:table-cell table:style-name="Table14.A1" office:value-type="string"><text:p text:style-name="P1"><text:span text:style-name="T6">0</text:span></text:p></loext:table-cell><loext:table-cell table:style-name="Table14.A1" office:value-type="string"><text:p text:style-name="P1"><text:span text:style-name="T6">1</text:span></text:p></loext:table-cell></loext:table-row></loext:table><text:p text:style-name="P1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  </table:table-cell>
          <table:table-cell table:style-name="Table33.A1" office:value-type="string">
            <text:p text:style-name="P4"/>
          </table:table-cell>
          <table:table-cell table:style-name="Table33.A1" office:value-type="string">
            <text:p text:style-name="P4"/>
          </table:table-cell>
        </table:table-row>
        <table:table-row table:style-name="Table33.2">
          <table:table-cell table:style-name="Table33.A1" office:value-type="string">
            <text:p text:style-name="P4"><draw:custom-shape text:anchor-type="paragraph" draw:z-index="9" draw:name="Text Box 2" draw:style-name="gr2" draw:text-style-name="P6" svg:width="1.028in" svg:height="0.426in" svg:x="-0.0071in" svg:y="0.0008in"><loext:table table:name="Table15" table:style-name="Table15"><loext:table-column table:style-name="Table15.A" table:number-columns-repeated="3"/><loext:table-column table:style-name="Table15.D"/><loext:table-row table:style-name="Table15.1"><loext:table-cell table:style-name="Table15.A1" office:value-type="string"><text:p text:style-name="P1">0</text:p></loext:table-cell><loext:table-cell table:style-name="Table15.A1" office:value-type="string"><text:p text:style-name="P1">1</text:p></loext:table-cell><loext:table-cell table:style-name="Table15.A1" office:value-type="string"><text:p text:style-name="P1">1</text:p></loext:table-cell><loext:table-cell table:style-name="Table15.A1" office:value-type="string"><text:p text:style-name="P1">1</text:p></loext:table-cell></loext:table-row></loext:table><text:p text:style-name="P1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31" draw:name="Text Box 3" draw:style-name="gr1" draw:text-style-name="P6" svg:width="3.774in" svg:height="0.3894in" svg:x="1.1626in" svg:y="0.0752in"><loext:table table:name="Table16" table:style-name="Table16"><loext:table-column table:style-name="Table16.A"/><loext:table-column table:style-name="Table16.B" table:number-columns-repeated="14"/><loext:table-column table:style-name="Table16.P"/><loext:table-row table:style-name="Table16.1"><loext:table-cell table:style-name="Table16.A1" office:value-type="string"><text:p text:style-name="P1"><text:span text:style-name="T3">1</text:span></text:p></loext:table-cell><loext:table-cell table:style-name="Table16.A1" office:value-type="string"><text:p text:style-name="P1"><text:span text:style-name="T3">1</text:span></text:p></loext:table-cell><loext:table-cell table:style-name="Table16.A1" office:value-type="string"><text:p text:style-name="P1"><text:span text:style-name="T3">0</text:span></text:p></loext:table-cell><loext:table-cell table:style-name="Table16.A1" office:value-type="string"><text:p text:style-name="P1"><text:span text:style-name="T4">1</text:span></text:p></loext:table-cell><loext:table-cell table:style-name="Table16.A1" office:value-type="string"><text:p text:style-name="P1"><text:span text:style-name="T4">0</text:span></text:p></loext:table-cell><loext:table-cell table:style-name="Table16.A1" office:value-type="string"><text:p text:style-name="P1"><text:span text:style-name="T4">0</text:span></text:p></loext:table-cell><loext:table-cell table:style-name="Table16.A1" office:value-type="string"><text:p text:style-name="P1"><text:span text:style-name="T7">0</text:span></text:p></loext:table-cell><loext:table-cell table:style-name="Table16.A1" office:value-type="string"><text:p text:style-name="P1"><text:span text:style-name="T7">0</text:span></text:p></loext:table-cell><loext:table-cell table:style-name="Table16.A1" office:value-type="string"><text:p text:style-name="P1"><text:span text:style-name="T7">0</text:span></text:p></loext:table-cell><loext:table-cell table:style-name="Table16.A1" office:value-type="string"><text:p text:style-name="P1"><text:span text:style-name="T7">0</text:span></text:p></loext:table-cell><loext:table-cell table:style-name="Table16.A1" office:value-type="string"><text:p text:style-name="P1"><text:span text:style-name="T7">0</text:span></text:p></loext:table-cell><loext:table-cell table:style-name="Table16.A1" office:value-type="string"><text:p text:style-name="P1"><text:span text:style-name="T7">0</text:span></text:p></loext:table-cell><loext:table-cell table:style-name="Table16.A1" office:value-type="string"><text:p text:style-name="P1"><text:span text:style-name="T6">0</text:span></text:p></loext:table-cell><loext:table-cell table:style-name="Table16.A1" office:value-type="string"><text:p text:style-name="P1"><text:span text:style-name="T6">1</text:span></text:p></loext:table-cell><loext:table-cell table:style-name="Table16.A1" office:value-type="string"><text:p text:style-name="P1"><text:span text:style-name="T6">1</text:span></text:p></loext:table-cell><loext:table-cell table:style-name="Table16.A1" office:value-type="string"><text:p text:style-name="P1"><text:span text:style-name="T6">0</text:span></text:p></loext:table-cell></loext:table-row></loext:table><text:p text:style-name="P1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  </table:table-cell>
          <table:table-cell table:style-name="Table33.A1" office:value-type="string">
            <text:p text:style-name="P4"/>
          </table:table-cell>
          <table:table-cell table:style-name="Table33.A1" office:value-type="string">
            <text:p text:style-name="P4"/>
          </table:table-cell>
        </table:table-row>
        <table:table-row table:style-name="Table33.2">
          <table:table-cell table:style-name="Table33.A1" office:value-type="string">
            <text:p text:style-name="P4"><draw:custom-shape text:anchor-type="paragraph" draw:z-index="10" draw:name="Text Box 2" draw:style-name="gr2" draw:text-style-name="P6" svg:width="1.028in" svg:height="0.426in" svg:x="-0.0071in" svg:y="0.0008in"><loext:table table:name="Table17" table:style-name="Table17"><loext:table-column table:style-name="Table17.A" table:number-columns-repeated="3"/><loext:table-column table:style-name="Table17.D"/><loext:table-row table:style-name="Table17.1"><loext:table-cell table:style-name="Table17.A1" office:value-type="string"><text:p text:style-name="P1">1</text:p></loext:table-cell><loext:table-cell table:style-name="Table17.A1" office:value-type="string"><text:p text:style-name="P1">0</text:p></loext:table-cell><loext:table-cell table:style-name="Table17.A1" office:value-type="string"><text:p text:style-name="P1">0</text:p></loext:table-cell><loext:table-cell table:style-name="Table17.A1" office:value-type="string"><text:p text:style-name="P1">0</text:p></loext:table-cell></loext:table-row></loext:table><text:p text:style-name="P1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  </table:table-cell>
          <table:table-cell table:style-name="Table33.A1" office:value-type="string">
            <text:p text:style-name="P4"><draw:custom-shape text:anchor-type="paragraph" draw:z-index="11" draw:name="Text Box 32" draw:style-name="gr1" draw:text-style-name="P6" svg:width="3.774in" svg:height="0.3894in" svg:x="0.0118in" svg:y="0.0854in"><loext:table table:name="Table18" table:style-name="Table18"><loext:table-column table:style-name="Table18.A"/><loext:table-column table:style-name="Table18.B" table:number-columns-repeated="14"/><loext:table-column table:style-name="Table18.P"/><loext:table-row table:style-name="Table18.1"><loext:table-cell table:style-name="Table18.A1" office:value-type="string"><text:p text:style-name="P1">0</text:p></loext:table-cell><loext:table-cell table:style-name="Table18.A1" office:value-type="string"><text:p text:style-name="P1">0</text:p></loext:table-cell><loext:table-cell table:style-name="Table18.A1" office:value-type="string"><text:p text:style-name="P1">0</text:p></loext:table-cell><loext:table-cell table:style-name="Table18.A1" office:value-type="string"><text:p text:style-name="P1">0</text:p></loext:table-cell><loext:table-cell table:style-name="Table18.A1" office:value-type="string"><text:p text:style-name="P1">0</text:p></loext:table-cell><loext:table-cell table:style-name="Table18.A1" office:value-type="string"><text:p text:style-name="P1">0</text:p></loext:table-cell><loext:table-cell table:style-name="Table18.A1" office:value-type="string"><text:p text:style-name="P1">0</text:p></loext:table-cell><loext:table-cell table:style-name="Table18.A1" office:value-type="string"><text:p text:style-name="P1">0</text:p></loext:table-cell><loext:table-cell table:style-name="Table18.A1" office:value-type="string"><text:p text:style-name="P1">0</text:p></loext:table-cell><loext:table-cell table:style-name="Table18.A1" office:value-type="string"><text:p text:style-name="P1">0</text:p></loext:table-cell><loext:table-cell table:style-name="Table18.A1" office:value-type="string"><text:p text:style-name="P1">0</text:p></loext:table-cell><loext:table-cell table:style-name="Table18.A1" office:value-type="string"><text:p text:style-name="P1">0</text:p></loext:table-cell><loext:table-cell table:style-name="Table18.A1" office:value-type="string"><text:p text:style-name="P1">0</text:p></loext:table-cell><loext:table-cell table:style-name="Table18.A1" office:value-type="string"><text:p text:style-name="P1">0</text:p></loext:table-cell><loext:table-cell table:style-name="Table18.A1" office:value-type="string"><text:p text:style-name="P1">0</text:p></loext:table-cell><loext:table-cell table:style-name="Table18.A1" office:value-type="string"><text:p text:style-name="P1">0</text:p></loext:table-cell></loext:table-row></loext:table><text:p text:style-name="P1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  </table:table-cell>
          <table:table-cell table:style-name="Table33.A1" office:value-type="string">
            <text:p text:style-name="P4"/>
          </table:table-cell>
        </table:table-row>
        <text:soft-page-break/>
        <table:table-row table:style-name="Table33.2">
          <table:table-cell table:style-name="Table33.A1" office:value-type="string">
            <text:p text:style-name="P4"><draw:custom-shape text:anchor-type="paragraph" draw:z-index="15" draw:name="Text Box 2" draw:style-name="gr2" draw:text-style-name="P6" svg:width="1.028in" svg:height="0.426in" svg:x="-0.0071in" svg:y="0.0008in"><loext:table table:name="Table19" table:style-name="Table19"><loext:table-column table:style-name="Table19.A" table:number-columns-repeated="3"/><loext:table-column table:style-name="Table19.D"/><loext:table-row table:style-name="Table19.1"><loext:table-cell table:style-name="Table19.A1" office:value-type="string"><text:p text:style-name="P1">1</text:p></loext:table-cell><loext:table-cell table:style-name="Table19.A1" office:value-type="string"><text:p text:style-name="P1">0</text:p></loext:table-cell><loext:table-cell table:style-name="Table19.A1" office:value-type="string"><text:p text:style-name="P1">0</text:p></loext:table-cell><loext:table-cell table:style-name="Table19.A1" office:value-type="string"><text:p text:style-name="P1">1</text:p></loext:table-cell></loext:table-row></loext:table><text:p text:style-name="P1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  </table:table-cell>
          <table:table-cell table:style-name="Table33.A1" office:value-type="string">
            <text:p text:style-name="P4"><draw:custom-shape text:anchor-type="paragraph" draw:z-index="22" draw:name="Text Box 33" draw:style-name="gr1" draw:text-style-name="P6" svg:width="3.774in" svg:height="0.3894in" svg:x="-0.1965in" svg:y="-0.05in"><loext:table table:name="Table20" table:style-name="Table20"><loext:table-column table:style-name="Table20.A"/><loext:table-column table:style-name="Table20.B" table:number-columns-repeated="14"/><loext:table-column table:style-name="Table20.P"/><loext:table-row table:style-name="Table20.1"><loext:table-cell table:style-name="Table20.A1" office:value-type="string"><text:p text:style-name="P1">0</text:p></loext:table-cell><loext:table-cell table:style-name="Table20.A1" office:value-type="string"><text:p text:style-name="P1">0</text:p></loext:table-cell><loext:table-cell table:style-name="Table20.A1" office:value-type="string"><text:p text:style-name="P1">0</text:p></loext:table-cell><loext:table-cell table:style-name="Table20.A1" office:value-type="string"><text:p text:style-name="P1">0</text:p></loext:table-cell><loext:table-cell table:style-name="Table20.A1" office:value-type="string"><text:p text:style-name="P1">0</text:p></loext:table-cell><loext:table-cell table:style-name="Table20.A1" office:value-type="string"><text:p text:style-name="P1">0</text:p></loext:table-cell><loext:table-cell table:style-name="Table20.A1" office:value-type="string"><text:p text:style-name="P1">0</text:p></loext:table-cell><loext:table-cell table:style-name="Table20.A1" office:value-type="string"><text:p text:style-name="P1">0</text:p></loext:table-cell><loext:table-cell table:style-name="Table20.A1" office:value-type="string"><text:p text:style-name="P1">0</text:p></loext:table-cell><loext:table-cell table:style-name="Table20.A1" office:value-type="string"><text:p text:style-name="P1">0</text:p></loext:table-cell><loext:table-cell table:style-name="Table20.A1" office:value-type="string"><text:p text:style-name="P1">0</text:p></loext:table-cell><loext:table-cell table:style-name="Table20.A1" office:value-type="string"><text:p text:style-name="P1">0</text:p></loext:table-cell><loext:table-cell table:style-name="Table20.A1" office:value-type="string"><text:p text:style-name="P1">0</text:p></loext:table-cell><loext:table-cell table:style-name="Table20.A1" office:value-type="string"><text:p text:style-name="P1">0</text:p></loext:table-cell><loext:table-cell table:style-name="Table20.A1" office:value-type="string"><text:p text:style-name="P1">0</text:p></loext:table-cell><loext:table-cell table:style-name="Table20.A1" office:value-type="string"><text:p text:style-name="P1">0</text:p></loext:table-cell></loext:table-row></loext:table><text:p text:style-name="P1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  </table:table-cell>
          <table:table-cell table:style-name="Table33.A1" office:value-type="string">
            <text:p text:style-name="P4"/>
          </table:table-cell>
        </table:table-row>
        <table:table-row table:style-name="Table33.2">
          <table:table-cell table:style-name="Table33.A1" office:value-type="string">
            <text:p text:style-name="P4"><draw:custom-shape text:anchor-type="paragraph" draw:z-index="16" draw:name="Text Box 2" draw:style-name="gr2" draw:text-style-name="P6" svg:width="1.028in" svg:height="0.426in" svg:x="0.011in" svg:y="0.0008in"><loext:table table:name="Table21" table:style-name="Table21"><loext:table-column table:style-name="Table21.A" table:number-columns-repeated="3"/><loext:table-column table:style-name="Table21.D"/><loext:table-row table:style-name="Table21.1"><loext:table-cell table:style-name="Table21.A1" office:value-type="string"><text:p text:style-name="P1">1</text:p></loext:table-cell><loext:table-cell table:style-name="Table21.A1" office:value-type="string"><text:p text:style-name="P1">0</text:p></loext:table-cell><loext:table-cell table:style-name="Table21.A1" office:value-type="string"><text:p text:style-name="P1">1</text:p></loext:table-cell><loext:table-cell table:style-name="Table21.A1" office:value-type="string"><text:p text:style-name="P1">0</text:p></loext:table-cell></loext:table-row></loext:table><text:p text:style-name="P1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  </table:table-cell>
          <table:table-cell table:style-name="Table33.A1" office:value-type="string">
            <text:p text:style-name="P4"><draw:custom-shape text:anchor-type="paragraph" draw:z-index="23" draw:name="Text Box 34" draw:style-name="gr1" draw:text-style-name="P6" svg:width="3.774in" svg:height="0.3894in" svg:x="-0.1965in" svg:y="-0.05in"><loext:table table:name="Table22" table:style-name="Table22"><loext:table-column table:style-name="Table22.A"/><loext:table-column table:style-name="Table22.B" table:number-columns-repeated="14"/><loext:table-column table:style-name="Table22.P"/><loext:table-row table:style-name="Table22.1"><loext:table-cell table:style-name="Table22.A1" office:value-type="string"><text:p text:style-name="P1">0</text:p></loext:table-cell><loext:table-cell table:style-name="Table22.A1" office:value-type="string"><text:p text:style-name="P1">0</text:p></loext:table-cell><loext:table-cell table:style-name="Table22.A1" office:value-type="string"><text:p text:style-name="P1">0</text:p></loext:table-cell><loext:table-cell table:style-name="Table22.A1" office:value-type="string"><text:p text:style-name="P1">0</text:p></loext:table-cell><loext:table-cell table:style-name="Table22.A1" office:value-type="string"><text:p text:style-name="P1">0</text:p></loext:table-cell><loext:table-cell table:style-name="Table22.A1" office:value-type="string"><text:p text:style-name="P1">0</text:p></loext:table-cell><loext:table-cell table:style-name="Table22.A1" office:value-type="string"><text:p text:style-name="P1">0</text:p></loext:table-cell><loext:table-cell table:style-name="Table22.A1" office:value-type="string"><text:p text:style-name="P1">0</text:p></loext:table-cell><loext:table-cell table:style-name="Table22.A1" office:value-type="string"><text:p text:style-name="P1">0</text:p></loext:table-cell><loext:table-cell table:style-name="Table22.A1" office:value-type="string"><text:p text:style-name="P1">0</text:p></loext:table-cell><loext:table-cell table:style-name="Table22.A1" office:value-type="string"><text:p text:style-name="P1">0</text:p></loext:table-cell><loext:table-cell table:style-name="Table22.A1" office:value-type="string"><text:p text:style-name="P1">0</text:p></loext:table-cell><loext:table-cell table:style-name="Table22.A1" office:value-type="string"><text:p text:style-name="P1">0</text:p></loext:table-cell><loext:table-cell table:style-name="Table22.A1" office:value-type="string"><text:p text:style-name="P1">0</text:p></loext:table-cell><loext:table-cell table:style-name="Table22.A1" office:value-type="string"><text:p text:style-name="P1">0</text:p></loext:table-cell><loext:table-cell table:style-name="Table22.A1" office:value-type="string"><text:p text:style-name="P1">0</text:p></loext:table-cell></loext:table-row></loext:table><text:p text:style-name="P1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  </table:table-cell>
          <table:table-cell table:style-name="Table33.A1" office:value-type="string">
            <text:p text:style-name="P4"/>
          </table:table-cell>
        </table:table-row>
        <table:table-row table:style-name="Table33.2">
          <table:table-cell table:style-name="Table33.A1" office:value-type="string">
            <text:p text:style-name="P4"><draw:custom-shape text:anchor-type="paragraph" draw:z-index="17" draw:name="Text Box 2" draw:style-name="gr2" draw:text-style-name="P6" svg:width="1.028in" svg:height="0.426in" svg:x="-0.0071in" svg:y="0in"><loext:table table:name="Table23" table:style-name="Table23"><loext:table-column table:style-name="Table23.A" table:number-columns-repeated="3"/><loext:table-column table:style-name="Table23.D"/><loext:table-row table:style-name="Table23.1"><loext:table-cell table:style-name="Table23.A1" office:value-type="string"><text:p text:style-name="P1">1</text:p></loext:table-cell><loext:table-cell table:style-name="Table23.A1" office:value-type="string"><text:p text:style-name="P1">0</text:p></loext:table-cell><loext:table-cell table:style-name="Table23.A1" office:value-type="string"><text:p text:style-name="P1">1</text:p></loext:table-cell><loext:table-cell table:style-name="Table23.A1" office:value-type="string"><text:p text:style-name="P1">1</text:p></loext:table-cell></loext:table-row></loext:table><text:p text:style-name="P1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  </table:table-cell>
          <table:table-cell table:style-name="Table33.A1" office:value-type="string">
            <text:p text:style-name="P4"><draw:custom-shape text:anchor-type="paragraph" draw:z-index="24" draw:name="Text Box 35" draw:style-name="gr1" draw:text-style-name="P6" svg:width="3.774in" svg:height="0.3894in" svg:x="-0.1965in" svg:y="-0.05in"><loext:table table:name="Table24" table:style-name="Table24"><loext:table-column table:style-name="Table24.A"/><loext:table-column table:style-name="Table24.B" table:number-columns-repeated="14"/><loext:table-column table:style-name="Table24.P"/><loext:table-row table:style-name="Table24.1"><loext:table-cell table:style-name="Table24.A1" office:value-type="string"><text:p text:style-name="P1">0</text:p></loext:table-cell><loext:table-cell table:style-name="Table24.A1" office:value-type="string"><text:p text:style-name="P1">0</text:p></loext:table-cell><loext:table-cell table:style-name="Table24.A1" office:value-type="string"><text:p text:style-name="P1">0</text:p></loext:table-cell><loext:table-cell table:style-name="Table24.A1" office:value-type="string"><text:p text:style-name="P1">0</text:p></loext:table-cell><loext:table-cell table:style-name="Table24.A1" office:value-type="string"><text:p text:style-name="P1">0</text:p></loext:table-cell><loext:table-cell table:style-name="Table24.A1" office:value-type="string"><text:p text:style-name="P1">0</text:p></loext:table-cell><loext:table-cell table:style-name="Table24.A1" office:value-type="string"><text:p text:style-name="P1">0</text:p></loext:table-cell><loext:table-cell table:style-name="Table24.A1" office:value-type="string"><text:p text:style-name="P1">0</text:p></loext:table-cell><loext:table-cell table:style-name="Table24.A1" office:value-type="string"><text:p text:style-name="P1">0</text:p></loext:table-cell><loext:table-cell table:style-name="Table24.A1" office:value-type="string"><text:p text:style-name="P1">0</text:p></loext:table-cell><loext:table-cell table:style-name="Table24.A1" office:value-type="string"><text:p text:style-name="P1">0</text:p></loext:table-cell><loext:table-cell table:style-name="Table24.A1" office:value-type="string"><text:p text:style-name="P1">0</text:p></loext:table-cell><loext:table-cell table:style-name="Table24.A1" office:value-type="string"><text:p text:style-name="P1">0</text:p></loext:table-cell><loext:table-cell table:style-name="Table24.A1" office:value-type="string"><text:p text:style-name="P1">0</text:p></loext:table-cell><loext:table-cell table:style-name="Table24.A1" office:value-type="string"><text:p text:style-name="P1">0</text:p></loext:table-cell><loext:table-cell table:style-name="Table24.A1" office:value-type="string"><text:p text:style-name="P1">0</text:p></loext:table-cell></loext:table-row></loext:table><text:p text:style-name="P1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  </table:table-cell>
          <table:table-cell table:style-name="Table33.A1" office:value-type="string">
            <text:p text:style-name="P4"/>
          </table:table-cell>
        </table:table-row>
        <table:table-row table:style-name="Table33.2">
          <table:table-cell table:style-name="Table33.A1" office:value-type="string">
            <text:p text:style-name="P4"><draw:custom-shape text:anchor-type="paragraph" draw:z-index="18" draw:name="Text Box 2" draw:style-name="gr2" draw:text-style-name="P6" svg:width="1.028in" svg:height="0.426in" svg:x="0.002in" svg:y="0.0327in"><loext:table table:name="Table25" table:style-name="Table25"><loext:table-column table:style-name="Table25.A" table:number-columns-repeated="3"/><loext:table-column table:style-name="Table25.D"/><loext:table-row table:style-name="Table25.1"><loext:table-cell table:style-name="Table25.A1" office:value-type="string"><text:p text:style-name="P1">1</text:p></loext:table-cell><loext:table-cell table:style-name="Table25.A1" office:value-type="string"><text:p text:style-name="P1">1</text:p></loext:table-cell><loext:table-cell table:style-name="Table25.A1" office:value-type="string"><text:p text:style-name="P1">0</text:p></loext:table-cell><loext:table-cell table:style-name="Table25.A1" office:value-type="string"><text:p text:style-name="P1">0</text:p></loext:table-cell></loext:table-row></loext:table><text:p text:style-name="P1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  </table:table-cell>
          <table:table-cell table:style-name="Table33.A1" office:value-type="string">
            <text:p text:style-name="P4"><draw:custom-shape text:anchor-type="paragraph" draw:z-index="25" draw:name="Text Box 36" draw:style-name="gr1" draw:text-style-name="P6" svg:width="3.774in" svg:height="0.3894in" svg:x="-0.1965in" svg:y="-0.05in"><loext:table table:name="Table26" table:style-name="Table26"><loext:table-column table:style-name="Table26.A"/><loext:table-column table:style-name="Table26.B" table:number-columns-repeated="14"/><loext:table-column table:style-name="Table26.P"/><loext:table-row table:style-name="Table26.1"><loext:table-cell table:style-name="Table26.A1" office:value-type="string"><text:p text:style-name="P1">0</text:p></loext:table-cell><loext:table-cell table:style-name="Table26.A1" office:value-type="string"><text:p text:style-name="P1">0</text:p></loext:table-cell><loext:table-cell table:style-name="Table26.A1" office:value-type="string"><text:p text:style-name="P1">0</text:p></loext:table-cell><loext:table-cell table:style-name="Table26.A1" office:value-type="string"><text:p text:style-name="P1">0</text:p></loext:table-cell><loext:table-cell table:style-name="Table26.A1" office:value-type="string"><text:p text:style-name="P1">0</text:p></loext:table-cell><loext:table-cell table:style-name="Table26.A1" office:value-type="string"><text:p text:style-name="P1">0</text:p></loext:table-cell><loext:table-cell table:style-name="Table26.A1" office:value-type="string"><text:p text:style-name="P1">0</text:p></loext:table-cell><loext:table-cell table:style-name="Table26.A1" office:value-type="string"><text:p text:style-name="P1">0</text:p></loext:table-cell><loext:table-cell table:style-name="Table26.A1" office:value-type="string"><text:p text:style-name="P1">0</text:p></loext:table-cell><loext:table-cell table:style-name="Table26.A1" office:value-type="string"><text:p text:style-name="P1">0</text:p></loext:table-cell><loext:table-cell table:style-name="Table26.A1" office:value-type="string"><text:p text:style-name="P1">0</text:p></loext:table-cell><loext:table-cell table:style-name="Table26.A1" office:value-type="string"><text:p text:style-name="P1">0</text:p></loext:table-cell><loext:table-cell table:style-name="Table26.A1" office:value-type="string"><text:p text:style-name="P1">0</text:p></loext:table-cell><loext:table-cell table:style-name="Table26.A1" office:value-type="string"><text:p text:style-name="P1">0</text:p></loext:table-cell><loext:table-cell table:style-name="Table26.A1" office:value-type="string"><text:p text:style-name="P1">0</text:p></loext:table-cell><loext:table-cell table:style-name="Table26.A1" office:value-type="string"><text:p text:style-name="P1">0</text:p></loext:table-cell></loext:table-row></loext:table><text:p text:style-name="P1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  </table:table-cell>
          <table:table-cell table:style-name="Table33.A1" office:value-type="string">
            <text:p text:style-name="P4"/>
          </table:table-cell>
        </table:table-row>
        <table:table-row table:style-name="Table33.2">
          <table:table-cell table:style-name="Table33.A1" office:value-type="string">
            <text:p text:style-name="P4"><draw:custom-shape text:anchor-type="paragraph" draw:z-index="19" draw:name="Text Box 2" draw:style-name="gr2" draw:text-style-name="P6" svg:width="1.028in" svg:height="0.426in" svg:x="-0.0071in" svg:y="0.2465in"><loext:table table:name="Table27" table:style-name="Table27"><loext:table-column table:style-name="Table27.A" table:number-columns-repeated="3"/><loext:table-column table:style-name="Table27.D"/><loext:table-row table:style-name="Table27.1"><loext:table-cell table:style-name="Table27.A1" office:value-type="string"><text:p text:style-name="P1">1</text:p></loext:table-cell><loext:table-cell table:style-name="Table27.A1" office:value-type="string"><text:p text:style-name="P1">1</text:p></loext:table-cell><loext:table-cell table:style-name="Table27.A1" office:value-type="string"><text:p text:style-name="P1">0</text:p></loext:table-cell><loext:table-cell table:style-name="Table27.A1" office:value-type="string"><text:p text:style-name="P1">1</text:p></loext:table-cell></loext:table-row></loext:table><text:p text:style-name="P1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  </table:table-cell>
          <table:table-cell table:style-name="Table33.A1" office:value-type="string">
            <text:p text:style-name="P4"><draw:custom-shape text:anchor-type="paragraph" draw:z-index="26" draw:name="Text Box 37" draw:style-name="gr1" draw:text-style-name="P6" svg:width="3.774in" svg:height="0.3894in" svg:x="-0.1965in" svg:y="-0.05in"><loext:table table:name="Table28" table:style-name="Table28"><loext:table-column table:style-name="Table28.A"/><loext:table-column table:style-name="Table28.B" table:number-columns-repeated="14"/><loext:table-column table:style-name="Table28.P"/><loext:table-row table:style-name="Table28.1"><loext:table-cell table:style-name="Table28.A1" office:value-type="string"><text:p text:style-name="P1">0</text:p></loext:table-cell><loext:table-cell table:style-name="Table28.A1" office:value-type="string"><text:p text:style-name="P1">0</text:p></loext:table-cell><loext:table-cell table:style-name="Table28.A1" office:value-type="string"><text:p text:style-name="P1">0</text:p></loext:table-cell><loext:table-cell table:style-name="Table28.A1" office:value-type="string"><text:p text:style-name="P1">0</text:p></loext:table-cell><loext:table-cell table:style-name="Table28.A1" office:value-type="string"><text:p text:style-name="P1">0</text:p></loext:table-cell><loext:table-cell table:style-name="Table28.A1" office:value-type="string"><text:p text:style-name="P1">0</text:p></loext:table-cell><loext:table-cell table:style-name="Table28.A1" office:value-type="string"><text:p text:style-name="P1">0</text:p></loext:table-cell><loext:table-cell table:style-name="Table28.A1" office:value-type="string"><text:p text:style-name="P1">0</text:p></loext:table-cell><loext:table-cell table:style-name="Table28.A1" office:value-type="string"><text:p text:style-name="P1">0</text:p></loext:table-cell><loext:table-cell table:style-name="Table28.A1" office:value-type="string"><text:p text:style-name="P1">0</text:p></loext:table-cell><loext:table-cell table:style-name="Table28.A1" office:value-type="string"><text:p text:style-name="P1">0</text:p></loext:table-cell><loext:table-cell table:style-name="Table28.A1" office:value-type="string"><text:p text:style-name="P1">0</text:p></loext:table-cell><loext:table-cell table:style-name="Table28.A1" office:value-type="string"><text:p text:style-name="P1">0</text:p></loext:table-cell><loext:table-cell table:style-name="Table28.A1" office:value-type="string"><text:p text:style-name="P1">1</text:p></loext:table-cell><loext:table-cell table:style-name="Table28.A1" office:value-type="string"><text:p text:style-name="P1">1</text:p></loext:table-cell><loext:table-cell table:style-name="Table28.A1" office:value-type="string"><text:p text:style-name="P1">1</text:p></loext:table-cell></loext:table-row></loext:table><text:p text:style-name="P1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  </table:table-cell>
          <table:table-cell table:style-name="Table33.A1" office:value-type="string">
            <text:p text:style-name="P4"/>
          </table:table-cell>
        </table:table-row>
        <text:soft-page-break/>
        <table:table-row table:style-name="Table33.2">
          <table:table-cell table:style-name="Table33.A1" office:value-type="string">
            <text:p text:style-name="P4"><draw:custom-shape text:anchor-type="paragraph" draw:z-index="20" draw:name="Text Box 2" draw:style-name="gr2" draw:text-style-name="P6" svg:width="1.028in" svg:height="0.426in" svg:x="-0.0071in" svg:y="0.2465in"><loext:table table:name="Table29" table:style-name="Table29"><loext:table-column table:style-name="Table29.A" table:number-columns-repeated="3"/><loext:table-column table:style-name="Table29.D"/><loext:table-row table:style-name="Table29.1"><loext:table-cell table:style-name="Table29.A1" office:value-type="string"><text:p text:style-name="P1">1</text:p></loext:table-cell><loext:table-cell table:style-name="Table29.A1" office:value-type="string"><text:p text:style-name="P1">1</text:p></loext:table-cell><loext:table-cell table:style-name="Table29.A1" office:value-type="string"><text:p text:style-name="P1">1</text:p></loext:table-cell><loext:table-cell table:style-name="Table29.A1" office:value-type="string"><text:p text:style-name="P1">0</text:p></loext:table-cell></loext:table-row></loext:table><text:p text:style-name="P1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  </table:table-cell>
          <table:table-cell table:style-name="Table33.A1" office:value-type="string">
            <text:p text:style-name="P4"><draw:custom-shape text:anchor-type="paragraph" draw:z-index="27" draw:name="Text Box 38" draw:style-name="gr1" draw:text-style-name="P6" svg:width="3.774in" svg:height="0.3894in" svg:x="0.0016in" svg:y="0.1063in"><loext:table table:name="Table30" table:style-name="Table30"><loext:table-column table:style-name="Table30.A"/><loext:table-column table:style-name="Table30.B" table:number-columns-repeated="14"/><loext:table-column table:style-name="Table30.P"/><loext:table-row table:style-name="Table30.1"><loext:table-cell table:style-name="Table30.A1" office:value-type="string"><text:p text:style-name="P1">0</text:p></loext:table-cell><loext:table-cell table:style-name="Table30.A1" office:value-type="string"><text:p text:style-name="P1">0</text:p></loext:table-cell><loext:table-cell table:style-name="Table30.A1" office:value-type="string"><text:p text:style-name="P1">0</text:p></loext:table-cell><loext:table-cell table:style-name="Table30.A1" office:value-type="string"><text:p text:style-name="P1">0</text:p></loext:table-cell><loext:table-cell table:style-name="Table30.A1" office:value-type="string"><text:p text:style-name="P1">0</text:p></loext:table-cell><loext:table-cell table:style-name="Table30.A1" office:value-type="string"><text:p text:style-name="P1">0</text:p></loext:table-cell><loext:table-cell table:style-name="Table30.A1" office:value-type="string"><text:p text:style-name="P1">0</text:p></loext:table-cell><loext:table-cell table:style-name="Table30.A1" office:value-type="string"><text:p text:style-name="P1">0</text:p></loext:table-cell><loext:table-cell table:style-name="Table30.A1" office:value-type="string"><text:p text:style-name="P1">0</text:p></loext:table-cell><loext:table-cell table:style-name="Table30.A1" office:value-type="string"><text:p text:style-name="P1">0</text:p></loext:table-cell><loext:table-cell table:style-name="Table30.A1" office:value-type="string"><text:p text:style-name="P1">0</text:p></loext:table-cell><loext:table-cell table:style-name="Table30.A1" office:value-type="string"><text:p text:style-name="P1">0</text:p></loext:table-cell><loext:table-cell table:style-name="Table30.A1" office:value-type="string"><text:p text:style-name="P1">0</text:p></loext:table-cell><loext:table-cell table:style-name="Table30.A1" office:value-type="string"><text:p text:style-name="P1">0</text:p></loext:table-cell><loext:table-cell table:style-name="Table30.A1" office:value-type="string"><text:p text:style-name="P1">0</text:p></loext:table-cell><loext:table-cell table:style-name="Table30.A1" office:value-type="string"><text:p text:style-name="P1">1</text:p></loext:table-cell></loext:table-row></loext:table><text:p text:style-name="P1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  </table:table-cell>
          <table:table-cell table:style-name="Table33.A1" office:value-type="string">
            <text:p text:style-name="P4"/>
          </table:table-cell>
        </table:table-row>
        <table:table-row table:style-name="Table33.2">
          <table:table-cell table:style-name="Table33.A1" office:value-type="string">
            <text:p text:style-name="P4"><draw:custom-shape text:anchor-type="paragraph" draw:z-index="21" draw:name="Text Box 2" draw:style-name="gr2" draw:text-style-name="P6" svg:width="1.028in" svg:height="0.426in" svg:x="-0.0071in" svg:y="0.2457in"><loext:table table:name="Table31" table:style-name="Table31"><loext:table-column table:style-name="Table31.A" table:number-columns-repeated="3"/><loext:table-column table:style-name="Table31.D"/><loext:table-row table:style-name="Table31.1"><loext:table-cell table:style-name="Table31.A1" office:value-type="string"><text:p text:style-name="P1">1</text:p></loext:table-cell><loext:table-cell table:style-name="Table31.A1" office:value-type="string"><text:p text:style-name="P1">1</text:p></loext:table-cell><loext:table-cell table:style-name="Table31.A1" office:value-type="string"><text:p text:style-name="P1">1</text:p></loext:table-cell><loext:table-cell table:style-name="Table31.A1" office:value-type="string"><text:p text:style-name="P1">1</text:p></loext:table-cell></loext:table-row></loext:table><text:p text:style-name="P1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  </table:table-cell>
          <table:table-cell table:style-name="Table33.A1" office:value-type="string">
            <text:p text:style-name="P4"><draw:custom-shape text:anchor-type="paragraph" draw:z-index="28" draw:name="Text Box 39" draw:style-name="gr1" draw:text-style-name="P6" svg:width="3.774in" svg:height="0.3894in" svg:x="0.0016in" svg:y="0.1063in"><loext:table table:name="Table32" table:style-name="Table32"><loext:table-column table:style-name="Table32.A"/><loext:table-column table:style-name="Table32.B" table:number-columns-repeated="14"/><loext:table-column table:style-name="Table32.P"/><loext:table-row table:style-name="Table32.1"><loext:table-cell table:style-name="Table32.A1" office:value-type="string"><text:p text:style-name="P1">0</text:p></loext:table-cell><loext:table-cell table:style-name="Table32.A1" office:value-type="string"><text:p text:style-name="P1">0</text:p></loext:table-cell><loext:table-cell table:style-name="Table32.A1" office:value-type="string"><text:p text:style-name="P1">0</text:p></loext:table-cell><loext:table-cell table:style-name="Table32.A1" office:value-type="string"><text:p text:style-name="P1">0</text:p></loext:table-cell><loext:table-cell table:style-name="Table32.A1" office:value-type="string"><text:p text:style-name="P1">0</text:p></loext:table-cell><loext:table-cell table:style-name="Table32.A1" office:value-type="string"><text:p text:style-name="P1">0</text:p></loext:table-cell><loext:table-cell table:style-name="Table32.A1" office:value-type="string"><text:p text:style-name="P1">0</text:p></loext:table-cell><loext:table-cell table:style-name="Table32.A1" office:value-type="string"><text:p text:style-name="P1">0</text:p></loext:table-cell><loext:table-cell table:style-name="Table32.A1" office:value-type="string"><text:p text:style-name="P1">0</text:p></loext:table-cell><loext:table-cell table:style-name="Table32.A1" office:value-type="string"><text:p text:style-name="P1">0</text:p></loext:table-cell><loext:table-cell table:style-name="Table32.A1" office:value-type="string"><text:p text:style-name="P1">0</text:p></loext:table-cell><loext:table-cell table:style-name="Table32.A1" office:value-type="string"><text:p text:style-name="P1">0</text:p></loext:table-cell><loext:table-cell table:style-name="Table32.A1" office:value-type="string"><text:p text:style-name="P1">0</text:p></loext:table-cell><loext:table-cell table:style-name="Table32.A1" office:value-type="string"><text:p text:style-name="P1">0</text:p></loext:table-cell><loext:table-cell table:style-name="Table32.A1" office:value-type="string"><text:p text:style-name="P1">1</text:p></loext:table-cell><loext:table-cell table:style-name="Table32.A1" office:value-type="string"><text:p text:style-name="P1">0</text:p></loext:table-cell></loext:table-row></loext:table><text:p text:style-name="P1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  </table:table-cell>
          <table:table-cell table:style-name="Table33.A1" office:value-type="string">
            <text:p text:style-name="P4"/>
          </table:table-cell>
        </table:table-row>
      </table:table>
      <text:p text:style-name="Standard"/>
      <text:p text:style-name="Standard"/>
      <text:p text:style-name="Standard"><text:span text:style-name="T2">Part 2: <text:s/>Execute each of the instructions above and show the final state of the registers and memory below:</text:span></text:p>
      <table:table table:name="Table34" table:style-name="Table34">
        <table:table-column table:style-name="Table34.A"/>
        <table:table-column table:style-name="Table34.B"/>
        <table:table-row table:style-name="Table34.1">
          <table:table-cell table:style-name="Table34.A1" office:value-type="string">
            <text:p text:style-name="P4"><text:span text:style-name="T2">Register</text:span></text:p>
          </table:table-cell>
          <table:table-cell table:style-name="Table34.A1" office:value-type="string">
            <text:p text:style-name="P4"><text:span text:style-name="T2">Contents</text:span></text:p>
          </table:table-cell>
        </table:table-row>
        <table:table-row table:style-name="Table34.1">
          <table:table-cell table:style-name="Table34.A1" office:value-type="string">
            <text:p text:style-name="P4"><text:span text:style-name="T2">0</text:span></text:p>
          </table:table-cell>
          <table:table-cell table:style-name="Table34.A1" office:value-type="string">
            <text:p text:style-name="P5"/>
          </table:table-cell>
        </table:table-row>
        <table:table-row table:style-name="Table34.1">
          <table:table-cell table:style-name="Table34.A1" office:value-type="string">
            <text:p text:style-name="P4"><text:span text:style-name="T2">1</text:span></text:p>
          </table:table-cell>
          <table:table-cell table:style-name="Table34.A1" office:value-type="string">
            <text:p text:style-name="P5"/>
          </table:table-cell>
        </table:table-row>
        <table:table-row table:style-name="Table34.1">
          <table:table-cell table:style-name="Table34.A1" office:value-type="string">
            <text:p text:style-name="P4"><text:span text:style-name="T2">2</text:span></text:p>
          </table:table-cell>
          <table:table-cell table:style-name="Table34.A1" office:value-type="string">
            <text:p text:style-name="P5"/>
          </table:table-cell>
        </table:table-row>
        <table:table-row table:style-name="Table34.1">
          <table:table-cell table:style-name="Table34.A1" office:value-type="string">
            <text:p text:style-name="P4"><text:span text:style-name="T2">3</text:span></text:p>
          </table:table-cell>
          <table:table-cell table:style-name="Table34.A1" office:value-type="string">
            <text:p text:style-name="P5"/>
          </table:table-cell>
        </table:table-row>
        <table:table-row table:style-name="Table34.1">
          <table:table-cell table:style-name="Table34.A1" office:value-type="string">
            <text:p text:style-name="P4"><text:span text:style-name="T2">4</text:span></text:p>
          </table:table-cell>
          <table:table-cell table:style-name="Table34.A1" office:value-type="string">
            <text:p text:style-name="P5"/>
          </table:table-cell>
        </table:table-row>
        <table:table-row table:style-name="Table34.1">
          <table:table-cell table:style-name="Table34.A1" office:value-type="string">
            <text:p text:style-name="P4"><text:span text:style-name="T2">5</text:span></text:p>
          </table:table-cell>
          <table:table-cell table:style-name="Table34.A1" office:value-type="string">
            <text:p text:style-name="P5"/>
          </table:table-cell>
        </table:table-row>
        <table:table-row table:style-name="Table34.1">
          <table:table-cell table:style-name="Table34.A1" office:value-type="string">
            <text:p text:style-name="P4"><text:span text:style-name="T2">6</text:span></text:p>
          </table:table-cell>
          <table:table-cell table:style-name="Table34.A1" office:value-type="string">
            <text:p text:style-name="P5"/>
          </table:table-cell>
        </table:table-row>
        <table:table-row table:style-name="Table34.1">
          <table:table-cell table:style-name="Table34.A1" office:value-type="string">
            <text:p text:style-name="P4"><text:span text:style-name="T2">7</text:span></text:p>
          </table:table-cell>
          <table:table-cell table:style-name="Table34.A1" office:value-type="string">
            <text:p text:style-name="P5"/>
          </table:table-cell>
        </table:table-row>
      </table:table>
      <text:p text:style-name="P3"/>
      <table:table table:name="Table35" table:style-name="Table35">
        <table:table-column table:style-name="Table35.A"/>
        <table:table-column table:style-name="Table35.B"/>
        <table:table-row table:style-name="Table35.1">
          <table:table-cell table:style-name="Table35.A1" office:value-type="string">
            <text:p text:style-name="P4"><text:span text:style-name="T2">Memory Address</text:span></text:p>
          </table:table-cell>
          <table:table-cell table:style-name="Table35.A1" office:value-type="string">
            <text:p text:style-name="P4"><text:span text:style-name="T2">Memory Contents(only fill in the changes)</text:span></text:p>
          </table:table-cell>
        </table:table-row>
        <table:table-row table:style-name="Table35.1">
          <table:table-cell table:style-name="Table35.A1" office:value-type="string">
            <text:p text:style-name="P4"><text:span text:style-name="T2">0</text:span></text:p>
          </table:table-cell>
          <table:table-cell table:style-name="Table35.A1" office:value-type="string">
            <text:p text:style-name="P5"/>
          </table:table-cell>
        </table:table-row>
        <table:table-row table:style-name="Table35.1">
          <table:table-cell table:style-name="Table35.A1" office:value-type="string">
            <text:p text:style-name="P4"><text:span text:style-name="T2">1</text:span></text:p>
          </table:table-cell>
          <table:table-cell table:style-name="Table35.A1" office:value-type="string">
            <text:p text:style-name="P5"/>
          </table:table-cell>
        </table:table-row>
        <table:table-row table:style-name="Table35.1">
          <table:table-cell table:style-name="Table35.A1" office:value-type="string">
            <text:p text:style-name="P4"><text:span text:style-name="T2">2</text:span></text:p>
          </table:table-cell>
          <table:table-cell table:style-name="Table35.A1" office:value-type="string">
            <text:p text:style-name="P5"/>
          </table:table-cell>
        </table:table-row>
        <table:table-row table:style-name="Table35.1">
          <table:table-cell table:style-name="Table35.A1" office:value-type="string">
            <text:p text:style-name="P4"><text:span text:style-name="T2">3</text:span></text:p>
          </table:table-cell>
          <table:table-cell table:style-name="Table35.A1" office:value-type="string">
            <text:p text:style-name="P5"/>
          </table:table-cell>
        </table:table-row>
        <table:table-row table:style-name="Table35.1">
          <table:table-cell table:style-name="Table35.A1" office:value-type="string">
            <text:p text:style-name="P4"><text:span text:style-name="T2">4</text:span></text:p>
          </table:table-cell>
          <table:table-cell table:style-name="Table35.A1" office:value-type="string">
            <text:p text:style-name="P5"/>
          </table:table-cell>
        </table:table-row>
        <table:table-row table:style-name="Table35.1">
          <table:table-cell table:style-name="Table35.A1" office:value-type="string">
            <text:p text:style-name="P4"><text:span text:style-name="T2">5</text:span></text:p>
          </table:table-cell>
          <table:table-cell table:style-name="Table35.A1" office:value-type="string">
            <text:p text:style-name="P5"/>
          </table:table-cell>
        </table:table-row>
        <table:table-row table:style-name="Table35.1">
          <table:table-cell table:style-name="Table35.A1" office:value-type="string">
            <text:p text:style-name="P4"><text:span text:style-name="T2">6</text:span></text:p>
          </table:table-cell>
          <table:table-cell table:style-name="Table35.A1" office:value-type="string">
            <text:p text:style-name="P5"/>
          </table:table-cell>
        </table:table-row>
        <text:soft-page-break/>
        <table:table-row table:style-name="Table35.1">
          <table:table-cell table:style-name="Table35.A1" office:value-type="string">
            <text:p text:style-name="P4"><text:span text:style-name="T2">7</text:span></text:p>
          </table:table-cell>
          <table:table-cell table:style-name="Table35.A1" office:value-type="string">
            <text:p text:style-name="P5"/>
          </table:table-cell>
        </table:table-row>
        <table:table-row table:style-name="Table35.1">
          <table:table-cell table:style-name="Table35.A1" office:value-type="string">
            <text:p text:style-name="P4"><text:span text:style-name="T2">8</text:span></text:p>
          </table:table-cell>
          <table:table-cell table:style-name="Table35.A1" office:value-type="string">
            <text:p text:style-name="P5"/>
          </table:table-cell>
        </table:table-row>
        <table:table-row table:style-name="Table35.1">
          <table:table-cell table:style-name="Table35.A1" office:value-type="string">
            <text:p text:style-name="P4"><text:span text:style-name="T2">9</text:span></text:p>
          </table:table-cell>
          <table:table-cell table:style-name="Table35.A1" office:value-type="string">
            <text:p text:style-name="P5"/>
          </table:table-cell>
        </table:table-row>
        <table:table-row table:style-name="Table35.1">
          <table:table-cell table:style-name="Table35.A1" office:value-type="string">
            <text:p text:style-name="P4"><text:span text:style-name="T2">A</text:span></text:p>
          </table:table-cell>
          <table:table-cell table:style-name="Table35.A1" office:value-type="string">
            <text:p text:style-name="P5"/>
          </table:table-cell>
        </table:table-row>
        <table:table-row table:style-name="Table35.1">
          <table:table-cell table:style-name="Table35.A1" office:value-type="string">
            <text:p text:style-name="P4"><text:span text:style-name="T2">B</text:span></text:p>
          </table:table-cell>
          <table:table-cell table:style-name="Table35.A1" office:value-type="string">
            <text:p text:style-name="P5"/>
          </table:table-cell>
        </table:table-row>
        <table:table-row table:style-name="Table35.1">
          <table:table-cell table:style-name="Table35.A1" office:value-type="string">
            <text:p text:style-name="P4"><text:span text:style-name="T2">C</text:span></text:p>
          </table:table-cell>
          <table:table-cell table:style-name="Table35.A1" office:value-type="string">
            <text:p text:style-name="P5"/>
          </table:table-cell>
        </table:table-row>
        <table:table-row table:style-name="Table35.1">
          <table:table-cell table:style-name="Table35.A1" office:value-type="string">
            <text:p text:style-name="P4"><text:span text:style-name="T2">D</text:span></text:p>
          </table:table-cell>
          <table:table-cell table:style-name="Table35.A1" office:value-type="string">
            <text:p text:style-name="P5"/>
          </table:table-cell>
        </table:table-row>
        <table:table-row table:style-name="Table35.1">
          <table:table-cell table:style-name="Table35.A1" office:value-type="string">
            <text:p text:style-name="P4"><text:span text:style-name="T2">E</text:span></text:p>
          </table:table-cell>
          <table:table-cell table:style-name="Table35.A1" office:value-type="string">
            <text:p text:style-name="P5"/>
          </table:table-cell>
        </table:table-row>
        <table:table-row table:style-name="Table35.1">
          <table:table-cell table:style-name="Table35.A1" office:value-type="string">
            <text:p text:style-name="P4"><text:span text:style-name="T2">F</text:span></text:p>
          </table:table-cell>
          <table:table-cell table:style-name="Table35.A1" office:value-type="string">
            <text:p text:style-name="P5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Devanagari1" svg:font-family="'Droid Sans Devanagari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Title" style:family="paragraph" style:parent-style-name="Standard" style:next-style-name="Standard" style:default-outline-level="" style:class="chapter">
      <style:paragraph-properties fo:margin-top="0in" fo:margin-bottom="0in" loext:contextual-spacing="true" fo:line-height="100%"/>
      <style:text-properties style:font-name="Calibri Light" fo:font-family="'Calibri Light'" style:font-family-generic="roman" style:font-pitch="variable" fo:font-size="28pt" fo:letter-spacing="-0.0071in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Title_20_Char" style:display-name="Title Char" style:family="text" style:parent-style-name="Default_20_Paragraph_20_Font">
      <style:text-properties style:font-name="Calibri Light" fo:font-family="'Calibri Light'" style:font-family-generic="roman" style:font-pitch="variable" fo:font-size="28pt" fo:letter-spacing="-0.0071in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Heading_20_1_20_Char" style:display-name="Heading 1 Char" style:family="text" style:parent-style-name="Default_20_Paragraph_20_Font">
      <style:text-properties fo:color="#2f5496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usan Uland</meta:initial-creator>
    <meta:editing-cycles>12</meta:editing-cycles>
    <meta:creation-date>2020-05-10T22:55:00</meta:creation-date>
    <dc:date>2020-11-06T07:58:36.341765704</dc:date>
    <meta:editing-duration>PT18M27S</meta:editing-duration>
    <meta:generator>LibreOffice/6.4.6.2$Linux_X86_64 LibreOffice_project/40$Build-2</meta:generator>
    <meta:document-statistic meta:table-count="35" meta:image-count="0" meta:object-count="0" meta:page-count="5" meta:paragraph-count="356" meta:word-count="427" meta:character-count="830" meta:non-whitespace-character-count="75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